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56.61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113.7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34.9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pstudy_k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5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2" table:number-columns-repeated="3" table:default-cell-style-name="Default"/>
        <table:table-column table:style-name="co16" table:default-cell-style-name="Default"/>
        <table:table-column table:style-name="co17" table:number-columns-repeated="977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<text:s/>k2</text:p>
          </table:table-cell>
          <table:table-cell office:value-type="string" calcext:value-type="string">
            <text:p><text:s/>E0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i0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x</text:p>
          </table:table-cell>
          <table:table-cell office:value-type="string" calcext:value-type="string">
            <text:p><text:s/>dtheta</text:p>
          </table:table-cell>
          <table:table-cell office:value-type="string" calcext:value-type="string">
            <text:p><text:s/>n0_1</text:p>
          </table:table-cell>
          <table:table-cell office:value-type="string" calcext:value-type="string">
            <text:p><text:s/>n0_2</text:p>
          </table:table-cell>
          <table:table-cell office:value-type="string" calcext:value-type="string">
            <text:p><text:s/>n0_3</text:p>
          </table:table-cell>
          <table:table-cell office:value-type="string" calcext:value-type="string">
            <text:p><text:s/>p0_1</text:p>
          </table:table-cell>
          <table:table-cell office:value-type="string" calcext:value-type="string">
            <text:p><text:s/>p0_2</text:p>
          </table:table-cell>
          <table:table-cell office:value-type="string" calcext:value-type="string">
            <text:p><text:s/>p0_3</text:p>
          </table:table-cell>
          <table:table-cell office:value-type="string" calcext:value-type="string">
            <text:p><text:s/>u0</text:p>
          </table:table-cell>
          <table:table-cell office:value-type="string" calcext:value-type="string">
            <text:p><text:s/>exp_x_1</text:p>
          </table:table-cell>
          <table:table-cell office:value-type="string" calcext:value-type="string">
            <text:p><text:s/>exp_x_2</text:p>
          </table:table-cell>
          <table:table-cell office:value-type="string" calcext:value-type="string">
            <text:p><text:s/>exp_x_3</text:p>
          </table:table-cell>
          <table:table-cell office:value-type="string" calcext:value-type="string">
            <text:p><text:s/>exp_x_4</text:p>
          </table:table-cell>
          <table:table-cell office:value-type="string" calcext:value-type="string">
            <text:p><text:s/>exp_x_5</text:p>
          </table:table-cell>
          <table:table-cell office:value-type="string" calcext:value-type="string">
            <text:p><text:s/>exp_x2_1</text:p>
          </table:table-cell>
          <table:table-cell office:value-type="string" calcext:value-type="string">
            <text:p><text:s/>exp_x2_2</text:p>
          </table:table-cell>
          <table:table-cell office:value-type="string" calcext:value-type="string">
            <text:p><text:s/>exp_x2_3</text:p>
          </table:table-cell>
          <table:table-cell office:value-type="string" calcext:value-type="string">
            <text:p><text:s/>exp_x2_4</text:p>
          </table:table-cell>
          <table:table-cell office:value-type="string" calcext:value-type="string">
            <text:p><text:s/>exp_x2_5</text:p>
          </table:table-cell>
          <table:table-cell office:value-type="string" calcext:value-type="string">
            <text:p><text:s/>Delta_x_1</text:p>
          </table:table-cell>
          <table:table-cell office:value-type="string" calcext:value-type="string">
            <text:p><text:s/>Delta_x_2</text:p>
          </table:table-cell>
          <table:table-cell office:value-type="string" calcext:value-type="string">
            <text:p><text:s/>Delta_x_3</text:p>
          </table:table-cell>
          <table:table-cell office:value-type="string" calcext:value-type="string">
            <text:p><text:s/>Delta_x_4</text:p>
          </table:table-cell>
          <table:table-cell office:value-type="string" calcext:value-type="string">
            <text:p><text:s/>Delta_x_5</text:p>
          </table:table-cell>
          <table:table-cell office:value-type="string" calcext:value-type="string">
            <text:p><text:s/>exp_pmag</text:p>
          </table:table-cell>
          <table:table-cell office:value-type="string" calcext:value-type="string">
            <text:p><text:s/>exp_E</text:p>
          </table:table-cell>
          <table:table-cell office:value-type="string" calcext:value-type="string">
            <text:p><text:s/>exp_E2</text:p>
          </table:table-cell>
          <table:table-cell office:value-type="string" calcext:value-type="string">
            <text:p><text:s/>Delta_E</text:p>
          </table:table-cell>
          <table:table-cell office:value-type="string" calcext:value-type="string">
            <text:p><text:s/>exp_E_abs_error</text:p>
          </table:table-cell>
          <table:table-cell office:value-type="string" calcext:value-type="string">
            <text:p><text:s/>exp_E_sq_error</text:p>
          </table:table-cell>
          <table:table-cell office:value-type="string" calcext:value-type="string">
            <text:p><text:s/>Z_approx</text:p>
          </table:table-cell>
          <table:table-cell office:value-type="string" calcext:value-type="string">
            <text:p><text:s/>lambdas_1</text:p>
          </table:table-cell>
          <table:table-cell office:value-type="string" calcext:value-type="string">
            <text:p><text:s/>lambdas_2</text:p>
          </table:table-cell>
          <table:table-cell office:value-type="string" calcext:value-type="string">
            <text:p><text:s/>lambdas_3</text:p>
          </table:table-cell>
          <table:table-cell office:value-type="string" calcext:value-type="string">
            <text:p><text:s/>lambdas_4</text:p>
          </table:table-cell>
          <table:table-cell office:value-type="string" calcext:value-type="string">
            <text:p><text:s/>lambdas_5</text:p>
          </table:table-cell>
          <table:table-cell office:value-type="string" calcext:value-type="string">
            <text:p><text:s/>lambdas_6</text:p>
          </table:table-cell>
          <table:table-cell office:value-type="string" calcext:value-type="string">
            <text:p><text:s/>plambdas</text:p>
          </table:table-cell>
          <table:table-cell office:value-type="string" calcext:value-type="string">
            <text:p><text:s/>plambdas_an</text:p>
          </table:table-cell>
          <table:table-cell office:value-type="string" calcext:value-type="string">
            <text:p><text:s/>Z_an</text:p>
          </table:table-cell>
          <table:table-cell office:value-type="string" calcext:value-type="string">
            <text:p><text:s/>E_a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l. Error</text:p>
          </table:table-cell>
          <table:table-cell table:number-columns-repeated="97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02" calcext:value-type="float">
            <text:p>2.8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271793" calcext:value-type="float">
            <text:p>-0.000271793</text:p>
          </table:table-cell>
          <table:table-cell office:value-type="float" office:value="0.0002257" calcext:value-type="float">
            <text:p>0.0002257</text:p>
          </table:table-cell>
          <table:table-cell office:value-type="float" office:value="1.0562" calcext:value-type="float">
            <text:p>1.0562</text:p>
          </table:table-cell>
          <table:table-cell office:value-type="float" office:value="3.14237" calcext:value-type="float">
            <text:p>3.14237</text:p>
          </table:table-cell>
          <table:table-cell office:value-type="float" office:value="1.57127" calcext:value-type="float">
            <text:p>1.57127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2806" calcext:value-type="float">
            <text:p>0.102806</text:p>
          </table:table-cell>
          <table:table-cell office:value-type="float" office:value="1.22246" calcext:value-type="float">
            <text:p>1.22246</text:p>
          </table:table-cell>
          <table:table-cell office:value-type="float" office:value="13.1651" calcext:value-type="float">
            <text:p>13.1651</text:p>
          </table:table-cell>
          <table:table-cell office:value-type="float" office:value="3.41697" calcext:value-type="float">
            <text:p>3.41697</text:p>
          </table:table-cell>
          <table:table-cell office:value-type="float" office:value="0.320779" calcext:value-type="float">
            <text:p>0.320779</text:p>
          </table:table-cell>
          <table:table-cell office:value-type="float" office:value="0.320633" calcext:value-type="float">
            <text:p>0.320633</text:p>
          </table:table-cell>
          <table:table-cell office:value-type="float" office:value="0.326949" calcext:value-type="float">
            <text:p>0.326949</text:p>
          </table:table-cell>
          <table:table-cell office:value-type="float" office:value="1.814" calcext:value-type="float">
            <text:p>1.814</text:p>
          </table:table-cell>
          <table:table-cell office:value-type="float" office:value="0.973698" calcext:value-type="float">
            <text:p>0.973698</text:p>
          </table:table-cell>
          <table:table-cell office:value-type="float" office:value="1.42816653897752" calcext:value-type="float">
            <text:p>1.428166539</text:p>
          </table:table-cell>
          <table:table-cell office:value-type="float" office:value="0.171955878408015" calcext:value-type="float">
            <text:p>0.1719558784</text:p>
          </table:table-cell>
          <table:table-cell office:value-type="float" office:value="0.0449207671341075" calcext:value-type="float">
            <text:p>0.0449207671</text:p>
          </table:table-cell>
          <table:table-cell office:value-type="float" office:value="0.123902958056034" calcext:value-type="float">
            <text:p>0.1239029581</text:p>
          </table:table-cell>
          <table:table-cell office:value-type="float" office:value="0.000000144632424952548" calcext:value-type="float">
            <text:p>1.44632424952548E-07</text:p>
          </table:table-cell>
          <table:table-cell office:value-type="float" office:value="0.000000167348306781235" calcext:value-type="float">
            <text:p>1.67348306781235E-07</text:p>
          </table:table-cell>
          <table:table-cell office:value-type="float" office:value="20.0293398533007" calcext:value-type="float">
            <text:p>20.0293398533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89024" calcext:value-type="float">
            <text:p>0.0989024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111" calcext:value-type="float">
            <text:p>1.0111</text:p>
          </table:table-cell>
          <table:table-cell office:value-type="float" office:value="0.00909090909090909" calcext:value-type="float">
            <text:p>0.0090909091</text:p>
          </table:table-cell>
          <table:table-cell office:value-type="float" office:value="0.00909090909090911" calcext:value-type="float">
            <text:p>0.0090909091</text:p>
          </table:table-cell>
          <table:table-cell office:value-type="float" office:value="3.28205620068303" calcext:value-type="float">
            <text:p>3.2820562007</text:p>
          </table:table-cell>
          <table:table-cell office:value-type="float" office:value="0.25" calcext:value-type="float">
            <text:p>0.25</text:p>
          </table:table-cell>
          <table:table-cell table:formula="of:=[.AU2]-[.AF2]" office:value-type="float" office:value="0.0780441215919845" calcext:value-type="float">
            <text:p>0.0780441216</text:p>
          </table:table-cell>
          <table:table-cell table:formula="of:=ABS([.AV2])/[.AF2]" office:value-type="float" office:value="0.453861317882964" calcext:value-type="float">
            <text:p>0.4538613179</text:p>
          </table:table-cell>
          <table:table-cell table:number-columns-repeated="97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43" calcext:value-type="float">
            <text:p>3.6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0401498" calcext:value-type="float">
            <text:p>4.01498E-05</text:p>
          </table:table-cell>
          <table:table-cell office:value-type="float" office:value="-0.000150795" calcext:value-type="float">
            <text:p>-0.000150795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3.14201" calcext:value-type="float">
            <text:p>3.14201</text:p>
          </table:table-cell>
          <table:table-cell office:value-type="float" office:value="1.57116" calcext:value-type="float">
            <text:p>1.57116</text:p>
          </table:table-cell>
          <table:table-cell office:value-type="float" office:value="0.102842" calcext:value-type="float">
            <text:p>0.102842</text:p>
          </table:table-cell>
          <table:table-cell office:value-type="float" office:value="0.102811" calcext:value-type="float">
            <text:p>0.102811</text:p>
          </table:table-cell>
          <table:table-cell office:value-type="float" office:value="1.22214" calcext:value-type="float">
            <text:p>1.22214</text:p>
          </table:table-cell>
          <table:table-cell office:value-type="float" office:value="13.1567" calcext:value-type="float">
            <text:p>13.1567</text:p>
          </table:table-cell>
          <table:table-cell office:value-type="float" office:value="3.41673" calcext:value-type="float">
            <text:p>3.41673</text:p>
          </table:table-cell>
          <table:table-cell office:value-type="float" office:value="0.320689" calcext:value-type="float">
            <text:p>0.320689</text:p>
          </table:table-cell>
          <table:table-cell office:value-type="float" office:value="0.320642" calcext:value-type="float">
            <text:p>0.320642</text:p>
          </table:table-cell>
          <table:table-cell office:value-type="float" office:value="0.326857" calcext:value-type="float">
            <text:p>0.326857</text:p>
          </table:table-cell>
          <table:table-cell office:value-type="float" office:value="1.81231" calcext:value-type="float">
            <text:p>1.81231</text:p>
          </table:table-cell>
          <table:table-cell office:value-type="float" office:value="0.973754" calcext:value-type="float">
            <text:p>0.973754</text:p>
          </table:table-cell>
          <table:table-cell office:value-type="float" office:value="1.42779471739389" calcext:value-type="float">
            <text:p>1.4277947174</text:p>
          </table:table-cell>
          <table:table-cell office:value-type="float" office:value="0.171913119529715" calcext:value-type="float">
            <text:p>0.1719131195</text:p>
          </table:table-cell>
          <table:table-cell office:value-type="float" office:value="0.0448722007544383" calcext:value-type="float">
            <text:p>0.0448722008</text:p>
          </table:table-cell>
          <table:table-cell office:value-type="float" office:value="0.123766231614283" calcext:value-type="float">
            <text:p>0.1237662316</text:p>
          </table:table-cell>
          <table:table-cell office:value-type="float" office:value="0.0000000400976166627499" calcext:value-type="float">
            <text:p>4.00976166627499E-08</text:p>
          </table:table-cell>
          <table:table-cell office:value-type="float" office:value="0.0000000128625508962627" calcext:value-type="float">
            <text:p>1.28625508962627E-08</text:p>
          </table:table-cell>
          <table:table-cell office:value-type="float" office:value="20.0293398533007" calcext:value-type="float">
            <text:p>20.0293398533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89024" calcext:value-type="float">
            <text:p>0.0989024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111" calcext:value-type="float">
            <text:p>1.0111</text:p>
          </table:table-cell>
          <table:table-cell office:value-type="float" office:value="0.00909090909090909" calcext:value-type="float">
            <text:p>0.0090909091</text:p>
          </table:table-cell>
          <table:table-cell office:value-type="float" office:value="0.00909090909090911" calcext:value-type="float">
            <text:p>0.0090909091</text:p>
          </table:table-cell>
          <table:table-cell office:value-type="float" office:value="3.28205620068303" calcext:value-type="float">
            <text:p>3.2820562007</text:p>
          </table:table-cell>
          <table:table-cell office:value-type="float" office:value="0.25" calcext:value-type="float">
            <text:p>0.25</text:p>
          </table:table-cell>
          <table:table-cell table:formula="of:=[.AU3]-[.AF3]" office:value-type="float" office:value="0.0780868804702852" calcext:value-type="float">
            <text:p>0.0780868805</text:p>
          </table:table-cell>
          <table:table-cell table:formula="of:=ABS([.AV3])/[.AF3]" office:value-type="float" office:value="0.454222927743383" calcext:value-type="float">
            <text:p>0.4542229277</text:p>
          </table:table-cell>
          <table:table-cell table:number-columns-repeated="97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.9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284117" calcext:value-type="float">
            <text:p>-0.000284117</text:p>
          </table:table-cell>
          <table:table-cell office:value-type="float" office:value="0.00016965" calcext:value-type="float">
            <text:p>0.00016965</text:p>
          </table:table-cell>
          <table:table-cell office:value-type="float" office:value="1.05606" calcext:value-type="float">
            <text:p>1.05606</text:p>
          </table:table-cell>
          <table:table-cell office:value-type="float" office:value="3.14306" calcext:value-type="float">
            <text:p>3.14306</text:p>
          </table:table-cell>
          <table:table-cell office:value-type="float" office:value="1.57109" calcext:value-type="float">
            <text:p>1.57109</text:p>
          </table:table-cell>
          <table:table-cell office:value-type="float" office:value="0.102903" calcext:value-type="float">
            <text:p>0.102903</text:p>
          </table:table-cell>
          <table:table-cell office:value-type="float" office:value="0.102908" calcext:value-type="float">
            <text:p>0.102908</text:p>
          </table:table-cell>
          <table:table-cell office:value-type="float" office:value="1.22212" calcext:value-type="float">
            <text:p>1.22212</text:p>
          </table:table-cell>
          <table:table-cell office:value-type="float" office:value="13.1689" calcext:value-type="float">
            <text:p>13.1689</text:p>
          </table:table-cell>
          <table:table-cell office:value-type="float" office:value="3.41657" calcext:value-type="float">
            <text:p>3.41657</text:p>
          </table:table-cell>
          <table:table-cell office:value-type="float" office:value="0.320785" calcext:value-type="float">
            <text:p>0.320785</text:p>
          </table:table-cell>
          <table:table-cell office:value-type="float" office:value="0.320793" calcext:value-type="float">
            <text:p>0.320793</text:p>
          </table:table-cell>
          <table:table-cell office:value-type="float" office:value="0.326904" calcext:value-type="float">
            <text:p>0.326904</text:p>
          </table:table-cell>
          <table:table-cell office:value-type="float" office:value="1.81385" calcext:value-type="float">
            <text:p>1.81385</text:p>
          </table:table-cell>
          <table:table-cell office:value-type="float" office:value="0.973788" calcext:value-type="float">
            <text:p>0.973788</text:p>
          </table:table-cell>
          <table:table-cell office:value-type="float" office:value="1.42793180512083" calcext:value-type="float">
            <text:p>1.4279318051</text:p>
          </table:table-cell>
          <table:table-cell office:value-type="float" office:value="0.172008082251169" calcext:value-type="float">
            <text:p>0.1720080823</text:p>
          </table:table-cell>
          <table:table-cell office:value-type="float" office:value="0.0448870739575034" calcext:value-type="float">
            <text:p>0.044887074</text:p>
          </table:table-cell>
          <table:table-cell office:value-type="float" office:value="0.123694355561515" calcext:value-type="float">
            <text:p>0.1236943556</text:p>
          </table:table-cell>
          <table:table-cell office:value-type="float" office:value="0.0000000428066978097848" calcext:value-type="float">
            <text:p>4.28066978097848E-08</text:p>
          </table:table-cell>
          <table:table-cell office:value-type="float" office:value="0.0000000146593070190259" calcext:value-type="float">
            <text:p>1.46593070190259E-08</text:p>
          </table:table-cell>
          <table:table-cell office:value-type="float" office:value="20.3933283544934" calcext:value-type="float">
            <text:p>20.393328354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89024" calcext:value-type="float">
            <text:p>0.0989024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111" calcext:value-type="float">
            <text:p>1.0111</text:p>
          </table:table-cell>
          <table:table-cell office:value-type="float" office:value="0.00909090909090909" calcext:value-type="float">
            <text:p>0.0090909091</text:p>
          </table:table-cell>
          <table:table-cell office:value-type="float" office:value="0.00909090909090911" calcext:value-type="float">
            <text:p>0.0090909091</text:p>
          </table:table-cell>
          <table:table-cell office:value-type="float" office:value="3.28205620068303" calcext:value-type="float">
            <text:p>3.2820562007</text:p>
          </table:table-cell>
          <table:table-cell office:value-type="float" office:value="0.25" calcext:value-type="float">
            <text:p>0.25</text:p>
          </table:table-cell>
          <table:table-cell table:formula="of:=[.AU4]-[.AF4]" office:value-type="float" office:value="0.0779919177488314" calcext:value-type="float">
            <text:p>0.0779919177</text:p>
          </table:table-cell>
          <table:table-cell table:formula="of:=ABS([.AV4])/[.AF4]" office:value-type="float" office:value="0.453420076127275" calcext:value-type="float">
            <text:p>0.4534200761</text:p>
          </table:table-cell>
          <table:table-cell table:number-columns-repeated="97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836" calcext:value-type="float">
            <text:p>4.8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200122" calcext:value-type="float">
            <text:p>0.000200122</text:p>
          </table:table-cell>
          <table:table-cell office:value-type="float" office:value="0.0000260105" calcext:value-type="float">
            <text:p>2.60105E-05</text:p>
          </table:table-cell>
          <table:table-cell office:value-type="float" office:value="1.05582" calcext:value-type="float">
            <text:p>1.05582</text:p>
          </table:table-cell>
          <table:table-cell office:value-type="float" office:value="3.14069" calcext:value-type="float">
            <text:p>3.14069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0.102668" calcext:value-type="float">
            <text:p>0.102668</text:p>
          </table:table-cell>
          <table:table-cell office:value-type="float" office:value="0.102701" calcext:value-type="float">
            <text:p>0.102701</text:p>
          </table:table-cell>
          <table:table-cell office:value-type="float" office:value="1.22148" calcext:value-type="float">
            <text:p>1.22148</text:p>
          </table:table-cell>
          <table:table-cell office:value-type="float" office:value="13.1516" calcext:value-type="float">
            <text:p>13.1516</text:p>
          </table:table-cell>
          <table:table-cell office:value-type="float" office:value="3.41536" calcext:value-type="float">
            <text:p>3.41536</text:p>
          </table:table-cell>
          <table:table-cell office:value-type="float" office:value="0.320419" calcext:value-type="float">
            <text:p>0.320419</text:p>
          </table:table-cell>
          <table:table-cell office:value-type="float" office:value="0.320471" calcext:value-type="float">
            <text:p>0.320471</text:p>
          </table:table-cell>
          <table:table-cell office:value-type="float" office:value="0.326683" calcext:value-type="float">
            <text:p>0.326683</text:p>
          </table:table-cell>
          <table:table-cell office:value-type="float" office:value="1.81319" calcext:value-type="float">
            <text:p>1.81319</text:p>
          </table:table-cell>
          <table:table-cell office:value-type="float" office:value="0.973838" calcext:value-type="float">
            <text:p>0.973838</text:p>
          </table:table-cell>
          <table:table-cell office:value-type="float" office:value="1.42684963007677" calcext:value-type="float">
            <text:p>1.4268496301</text:p>
          </table:table-cell>
          <table:table-cell office:value-type="float" office:value="0.171732093386603" calcext:value-type="float">
            <text:p>0.1717320934</text:p>
          </table:table-cell>
          <table:table-cell office:value-type="float" office:value="0.0447694943019288" calcext:value-type="float">
            <text:p>0.0447694943</text:p>
          </table:table-cell>
          <table:table-cell office:value-type="float" office:value="0.12360251778578" calcext:value-type="float">
            <text:p>0.1236025178</text:p>
          </table:table-cell>
          <table:table-cell office:value-type="float" office:value="0.0000000595550822345612" calcext:value-type="float">
            <text:p>5.95550822345612E-08</text:p>
          </table:table-cell>
          <table:table-cell office:value-type="float" office:value="0.0000000283744625597228" calcext:value-type="float">
            <text:p>2.83744625597228E-08</text:p>
          </table:table-cell>
          <table:table-cell office:value-type="float" office:value="19.9804878048781" calcext:value-type="float">
            <text:p>19.9804878049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89024" calcext:value-type="float">
            <text:p>0.0989024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111" calcext:value-type="float">
            <text:p>1.0111</text:p>
          </table:table-cell>
          <table:table-cell office:value-type="float" office:value="0.00909090909090909" calcext:value-type="float">
            <text:p>0.0090909091</text:p>
          </table:table-cell>
          <table:table-cell office:value-type="float" office:value="0.00909090909090911" calcext:value-type="float">
            <text:p>0.0090909091</text:p>
          </table:table-cell>
          <table:table-cell office:value-type="float" office:value="3.28205620068303" calcext:value-type="float">
            <text:p>3.2820562007</text:p>
          </table:table-cell>
          <table:table-cell office:value-type="float" office:value="0.25" calcext:value-type="float">
            <text:p>0.25</text:p>
          </table:table-cell>
          <table:table-cell table:formula="of:=[.AU5]-[.AF5]" office:value-type="float" office:value="0.0782679066133974" calcext:value-type="float">
            <text:p>0.0782679066</text:p>
          </table:table-cell>
          <table:table-cell table:formula="of:=ABS([.AV5])/[.AF5]" office:value-type="float" office:value="0.455755852443963" calcext:value-type="float">
            <text:p>0.4557558524</text:p>
          </table:table-cell>
          <table:table-cell table:number-columns-repeated="97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311" calcext:value-type="float">
            <text:p>4.3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02812" calcext:value-type="float">
            <text:p>-0.00002812</text:p>
          </table:table-cell>
          <table:table-cell office:value-type="float" office:value="-0.000125335" calcext:value-type="float">
            <text:p>-0.000125335</text:p>
          </table:table-cell>
          <table:table-cell office:value-type="float" office:value="1.05626" calcext:value-type="float">
            <text:p>1.05626</text:p>
          </table:table-cell>
          <table:table-cell office:value-type="float" office:value="3.14246" calcext:value-type="float">
            <text:p>3.14246</text:p>
          </table:table-cell>
          <table:table-cell office:value-type="float" office:value="1.57147" calcext:value-type="float">
            <text:p>1.57147</text:p>
          </table:table-cell>
          <table:table-cell office:value-type="float" office:value="0.102884" calcext:value-type="float">
            <text:p>0.102884</text:p>
          </table:table-cell>
          <table:table-cell office:value-type="float" office:value="0.102718" calcext:value-type="float">
            <text:p>0.102718</text:p>
          </table:table-cell>
          <table:table-cell office:value-type="float" office:value="1.22249" calcext:value-type="float">
            <text:p>1.22249</text:p>
          </table:table-cell>
          <table:table-cell office:value-type="float" office:value="13.1654" calcext:value-type="float">
            <text:p>13.1654</text:p>
          </table:table-cell>
          <table:table-cell office:value-type="float" office:value="3.41804" calcext:value-type="float">
            <text:p>3.41804</text:p>
          </table:table-cell>
          <table:table-cell office:value-type="float" office:value="0.320755" calcext:value-type="float">
            <text:p>0.320755</text:p>
          </table:table-cell>
          <table:table-cell office:value-type="float" office:value="0.320497" calcext:value-type="float">
            <text:p>0.320497</text:p>
          </table:table-cell>
          <table:table-cell office:value-type="float" office:value="0.326809" calcext:value-type="float">
            <text:p>0.326809</text:p>
          </table:table-cell>
          <table:table-cell office:value-type="float" office:value="1.81393" calcext:value-type="float">
            <text:p>1.81393</text:p>
          </table:table-cell>
          <table:table-cell office:value-type="float" office:value="0.973926" calcext:value-type="float">
            <text:p>0.973926</text:p>
          </table:table-cell>
          <table:table-cell office:value-type="float" office:value="1.42809679102349" calcext:value-type="float">
            <text:p>1.428096791</text:p>
          </table:table-cell>
          <table:table-cell office:value-type="float" office:value="0.171871516924695" calcext:value-type="float">
            <text:p>0.1718715169</text:p>
          </table:table-cell>
          <table:table-cell office:value-type="float" office:value="0.0448411659427417" calcext:value-type="float">
            <text:p>0.0448411659</text:p>
          </table:table-cell>
          <table:table-cell office:value-type="float" office:value="0.123698616050245" calcext:value-type="float">
            <text:p>0.1236986161</text:p>
          </table:table-cell>
          <table:table-cell office:value-type="float" office:value="0.000000103166378835258" calcext:value-type="float">
            <text:p>1.03166378835258E-07</text:p>
          </table:table-cell>
          <table:table-cell office:value-type="float" office:value="0.0000000851464137758406" calcext:value-type="float">
            <text:p>8.51464137758406E-08</text:p>
          </table:table-cell>
          <table:table-cell office:value-type="float" office:value="19.9610136452242" calcext:value-type="float">
            <text:p>19.9610136452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89024" calcext:value-type="float">
            <text:p>0.0989024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111" calcext:value-type="float">
            <text:p>1.0111</text:p>
          </table:table-cell>
          <table:table-cell office:value-type="float" office:value="0.00909090909090909" calcext:value-type="float">
            <text:p>0.0090909091</text:p>
          </table:table-cell>
          <table:table-cell office:value-type="float" office:value="0.00909090909090911" calcext:value-type="float">
            <text:p>0.0090909091</text:p>
          </table:table-cell>
          <table:table-cell office:value-type="float" office:value="3.28205620068303" calcext:value-type="float">
            <text:p>3.2820562007</text:p>
          </table:table-cell>
          <table:table-cell office:value-type="float" office:value="0.25" calcext:value-type="float">
            <text:p>0.25</text:p>
          </table:table-cell>
          <table:table-cell table:formula="of:=[.AU6]-[.AF6]" office:value-type="float" office:value="0.078128483075305" calcext:value-type="float">
            <text:p>0.0781284831</text:p>
          </table:table-cell>
          <table:table-cell table:formula="of:=ABS([.AV6])/[.AF6]" office:value-type="float" office:value="0.454574931747049" calcext:value-type="float">
            <text:p>0.4545749317</text:p>
          </table:table-cell>
          <table:table-cell table:number-columns-repeated="97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313" calcext:value-type="float">
            <text:p>5.3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0001051" calcext:value-type="float">
            <text:p>-0.0001051</text:p>
          </table:table-cell>
          <table:table-cell office:value-type="float" office:value="-0.0000436658" calcext:value-type="float">
            <text:p>-4.36658E-05</text:p>
          </table:table-cell>
          <table:table-cell office:value-type="float" office:value="1.05619" calcext:value-type="float">
            <text:p>1.05619</text:p>
          </table:table-cell>
          <table:table-cell office:value-type="float" office:value="3.14354" calcext:value-type="float">
            <text:p>3.14354</text:p>
          </table:table-cell>
          <table:table-cell office:value-type="float" office:value="1.57081" calcext:value-type="float">
            <text:p>1.57081</text:p>
          </table:table-cell>
          <table:table-cell office:value-type="float" office:value="0.10278" calcext:value-type="float">
            <text:p>0.10278</text:p>
          </table:table-cell>
          <table:table-cell office:value-type="float" office:value="0.102762" calcext:value-type="float">
            <text:p>0.102762</text:p>
          </table:table-cell>
          <table:table-cell office:value-type="float" office:value="1.22235" calcext:value-type="float">
            <text:p>1.22235</text:p>
          </table:table-cell>
          <table:table-cell office:value-type="float" office:value="13.1701" calcext:value-type="float">
            <text:p>13.1701</text:p>
          </table:table-cell>
          <table:table-cell office:value-type="float" office:value="3.41599" calcext:value-type="float">
            <text:p>3.41599</text:p>
          </table:table-cell>
          <table:table-cell office:value-type="float" office:value="0.320593" calcext:value-type="float">
            <text:p>0.320593</text:p>
          </table:table-cell>
          <table:table-cell office:value-type="float" office:value="0.320566" calcext:value-type="float">
            <text:p>0.320566</text:p>
          </table:table-cell>
          <table:table-cell office:value-type="float" office:value="0.326838" calcext:value-type="float">
            <text:p>0.326838</text:p>
          </table:table-cell>
          <table:table-cell office:value-type="float" office:value="1.81336" calcext:value-type="float">
            <text:p>1.81336</text:p>
          </table:table-cell>
          <table:table-cell office:value-type="float" office:value="0.973927" calcext:value-type="float">
            <text:p>0.973927</text:p>
          </table:table-cell>
          <table:table-cell office:value-type="float" office:value="1.4278927899818" calcext:value-type="float">
            <text:p>1.42789279</text:p>
          </table:table-cell>
          <table:table-cell office:value-type="float" office:value="0.171848284276866" calcext:value-type="float">
            <text:p>0.1718482843</text:p>
          </table:table-cell>
          <table:table-cell office:value-type="float" office:value="0.044828673370431" calcext:value-type="float">
            <text:p>0.0448286734</text:p>
          </table:table-cell>
          <table:table-cell office:value-type="float" office:value="0.123680396836073" calcext:value-type="float">
            <text:p>0.1236803968</text:p>
          </table:table-cell>
          <table:table-cell office:value-type="float" office:value="0.000000069293153990107" calcext:value-type="float">
            <text:p>6.9293153990107E-08</text:p>
          </table:table-cell>
          <table:table-cell office:value-type="float" office:value="0.0000000384123295191735" calcext:value-type="float">
            <text:p>3.84123295191735E-08</text:p>
          </table:table-cell>
          <table:table-cell office:value-type="float" office:value="19.380175065058" calcext:value-type="float">
            <text:p>19.380175065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89024" calcext:value-type="float">
            <text:p>0.0989024</text:p>
          </table:table-cell>
          <table:table-cell office:value-type="float" office:value="0.909091" calcext:value-type="float">
            <text:p>0.909091</text:p>
          </table:table-cell>
          <table:table-cell table:number-columns-repeated="2" office:value-type="float" office:value="1.0111" calcext:value-type="float">
            <text:p>1.0111</text:p>
          </table:table-cell>
          <table:table-cell office:value-type="float" office:value="0.00909090909090909" calcext:value-type="float">
            <text:p>0.0090909091</text:p>
          </table:table-cell>
          <table:table-cell office:value-type="float" office:value="0.00909090909090911" calcext:value-type="float">
            <text:p>0.0090909091</text:p>
          </table:table-cell>
          <table:table-cell office:value-type="float" office:value="3.28205620068303" calcext:value-type="float">
            <text:p>3.2820562007</text:p>
          </table:table-cell>
          <table:table-cell office:value-type="float" office:value="0.25" calcext:value-type="float">
            <text:p>0.25</text:p>
          </table:table-cell>
          <table:table-cell table:formula="of:=[.AU7]-[.AF7]" office:value-type="float" office:value="0.0781517157231339" calcext:value-type="float">
            <text:p>0.0781517157</text:p>
          </table:table-cell>
          <table:table-cell table:formula="of:=ABS([.AV7])/[.AF7]" office:value-type="float" office:value="0.454771579780355" calcext:value-type="float">
            <text:p>0.4547715798</text:p>
          </table:table-cell>
          <table:table-cell table:number-columns-repeated="975"/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152" calcext:value-type="float">
            <text:p>2.15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-0.55" calcext:value-type="float">
            <text:p>-0.55</text:p>
          </table:table-cell>
          <table:table-cell table:style-name="ce1" office:value-type="float" office:value="-0.000147417" calcext:value-type="float">
            <text:p>-0.000147417</text:p>
          </table:table-cell>
          <table:table-cell table:style-name="ce1" office:value-type="float" office:value="-0.00000975847" calcext:value-type="float">
            <text:p>-9.75847E-06</text:p>
          </table:table-cell>
          <table:table-cell table:style-name="ce1" office:value-type="float" office:value="1.0559" calcext:value-type="float">
            <text:p>1.0559</text:p>
          </table:table-cell>
          <table:table-cell table:style-name="ce1" office:value-type="float" office:value="3.14357" calcext:value-type="float">
            <text:p>3.14357</text:p>
          </table:table-cell>
          <table:table-cell table:style-name="ce1" office:value-type="float" office:value="1.57128" calcext:value-type="float">
            <text:p>1.57128</text:p>
          </table:table-cell>
          <table:table-cell table:style-name="ce1" office:value-type="float" office:value="0.102847" calcext:value-type="float">
            <text:p>0.102847</text:p>
          </table:table-cell>
          <table:table-cell table:style-name="ce1" office:value-type="float" office:value="0.102904" calcext:value-type="float">
            <text:p>0.102904</text:p>
          </table:table-cell>
          <table:table-cell table:style-name="ce1" office:value-type="float" office:value="1.22177" calcext:value-type="float">
            <text:p>1.22177</text:p>
          </table:table-cell>
          <table:table-cell table:style-name="ce1" office:value-type="float" office:value="13.1698" calcext:value-type="float">
            <text:p>13.1698</text:p>
          </table:table-cell>
          <table:table-cell table:style-name="ce1" office:value-type="float" office:value="3.41747" calcext:value-type="float">
            <text:p>3.41747</text:p>
          </table:table-cell>
          <table:table-cell table:style-name="ce1" office:value-type="float" office:value="0.320698" calcext:value-type="float">
            <text:p>0.320698</text:p>
          </table:table-cell>
          <table:table-cell table:style-name="ce1" office:value-type="float" office:value="0.320786" calcext:value-type="float">
            <text:p>0.320786</text:p>
          </table:table-cell>
          <table:table-cell table:style-name="ce1" office:value-type="float" office:value="0.326895" calcext:value-type="float">
            <text:p>0.326895</text:p>
          </table:table-cell>
          <table:table-cell table:style-name="ce1" office:value-type="float" office:value="1.81321" calcext:value-type="float">
            <text:p>1.81321</text:p>
          </table:table-cell>
          <table:table-cell table:style-name="ce1" office:value-type="float" office:value="0.973938" calcext:value-type="float">
            <text:p>0.973938</text:p>
          </table:table-cell>
          <table:table-cell table:style-name="ce1" office:value-type="float" office:value="1.42752563009691" calcext:value-type="float">
            <text:p>1.4275256301</text:p>
          </table:table-cell>
          <table:table-cell table:style-name="ce1" office:value-type="float" office:value="0.171967611075391" calcext:value-type="float">
            <text:p>0.1719676111</text:p>
          </table:table-cell>
          <table:table-cell table:style-name="ce1" office:value-type="float" office:value="0.0448975008063102" calcext:value-type="float">
            <text:p>0.0448975008</text:p>
          </table:table-cell>
          <table:table-cell table:style-name="ce1" office:value-type="float" office:value="0.123792736246249" calcext:value-type="float">
            <text:p>0.1237927362</text:p>
          </table:table-cell>
          <table:table-cell table:style-name="ce1" office:value-type="float" office:value="0.0000000711830153151447" calcext:value-type="float">
            <text:p>7.11830153151447E-08</text:p>
          </table:table-cell>
          <table:table-cell table:style-name="ce1" office:value-type="float" office:value="0.000000040536173354849" calcext:value-type="float">
            <text:p>4.0536173354849E-08</text:p>
          </table:table-cell>
          <table:table-cell table:style-name="ce1" office:value-type="float" office:value="19.6074676878889" calcext:value-type="float">
            <text:p>19.6074676879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2" table:style-name="ce1" office:value-type="float" office:value="0.0989024" calcext:value-type="float">
            <text:p>0.0989024</text:p>
          </table:table-cell>
          <table:table-cell table:style-name="ce1" office:value-type="float" office:value="0.909091" calcext:value-type="float">
            <text:p>0.909091</text:p>
          </table:table-cell>
          <table:table-cell table:number-columns-repeated="2" table:style-name="ce1" office:value-type="float" office:value="1.0111" calcext:value-type="float">
            <text:p>1.0111</text:p>
          </table:table-cell>
          <table:table-cell table:style-name="ce1" office:value-type="float" office:value="0.00909090909090909" calcext:value-type="float">
            <text:p>0.0090909091</text:p>
          </table:table-cell>
          <table:table-cell table:style-name="ce1" office:value-type="float" office:value="0.00909090909090911" calcext:value-type="float">
            <text:p>0.0090909091</text:p>
          </table:table-cell>
          <table:table-cell table:style-name="ce1" office:value-type="float" office:value="3.28205620068303" calcext:value-type="float">
            <text:p>3.282056200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[.AU8]-[.AF8]" office:value-type="float" office:value="0.0780323889246093" calcext:value-type="float">
            <text:p>0.0780323889</text:p>
          </table:table-cell>
          <table:table-cell table:style-name="ce1" table:formula="of:=ABS([.AV8])/[.AF8]" office:value-type="float" office:value="0.453762126697217" calcext:value-type="float">
            <text:p>0.4537621267</text:p>
          </table:table-cell>
          <table:table-cell table:style-name="ce1"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02" calcext:value-type="float">
            <text:p>2.8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0102176" calcext:value-type="float">
            <text:p>0.000102176</text:p>
          </table:table-cell>
          <table:table-cell office:value-type="float" office:value="0.000313762" calcext:value-type="float">
            <text:p>0.000313762</text:p>
          </table:table-cell>
          <table:table-cell office:value-type="float" office:value="1.38171" calcext:value-type="float">
            <text:p>1.38171</text:p>
          </table:table-cell>
          <table:table-cell office:value-type="float" office:value="3.14002" calcext:value-type="float">
            <text:p>3.14002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0.119165" calcext:value-type="float">
            <text:p>0.119165</text:p>
          </table:table-cell>
          <table:table-cell office:value-type="float" office:value="0.118926" calcext:value-type="float">
            <text:p>0.118926</text:p>
          </table:table-cell>
          <table:table-cell office:value-type="float" office:value="2.06597" calcext:value-type="float">
            <text:p>2.06597</text:p>
          </table:table-cell>
          <table:table-cell office:value-type="float" office:value="13.153" calcext:value-type="float">
            <text:p>13.153</text:p>
          </table:table-cell>
          <table:table-cell office:value-type="float" office:value="3.85728" calcext:value-type="float">
            <text:p>3.85728</text:p>
          </table:table-cell>
          <table:table-cell office:value-type="float" office:value="0.345203" calcext:value-type="float">
            <text:p>0.345203</text:p>
          </table:table-cell>
          <table:table-cell office:value-type="float" office:value="0.344856" calcext:value-type="float">
            <text:p>0.344856</text:p>
          </table:table-cell>
          <table:table-cell office:value-type="float" office:value="0.396048" calcext:value-type="float">
            <text:p>0.396048</text:p>
          </table:table-cell>
          <table:table-cell office:value-type="float" office:value="1.81473" calcext:value-type="float">
            <text:p>1.81473</text:p>
          </table:table-cell>
          <table:table-cell office:value-type="float" office:value="1.18017" calcext:value-type="float">
            <text:p>1.18017</text:p>
          </table:table-cell>
          <table:table-cell office:value-type="float" office:value="2.30405990848626" calcext:value-type="float">
            <text:p>2.3040599085</text:p>
          </table:table-cell>
          <table:table-cell office:value-type="float" office:value="0.208986115961377" calcext:value-type="float">
            <text:p>0.208986116</text:p>
          </table:table-cell>
          <table:table-cell office:value-type="float" office:value="0.0633359052732324" calcext:value-type="float">
            <text:p>0.0633359053</text:p>
          </table:table-cell>
          <table:table-cell office:value-type="float" office:value="0.140216648828198" calcext:value-type="float">
            <text:p>0.1402166488</text:p>
          </table:table-cell>
          <table:table-cell office:value-type="float" office:value="0.0000000711431391257434" calcext:value-type="float">
            <text:p>7.11431391257434E-08</text:p>
          </table:table-cell>
          <table:table-cell office:value-type="float" office:value="0.000000040490769957319" calcext:value-type="float">
            <text:p>4.0490769957319E-08</text:p>
          </table:table-cell>
          <table:table-cell office:value-type="float" office:value="12.3821039903265" calcext:value-type="float">
            <text:p>12.3821039903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59612" calcext:value-type="float">
            <text:p>0.35961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.39039" calcext:value-type="float">
            <text:p>1.3903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766523186073155" calcext:value-type="float">
            <text:p>0.7665231861</text:p>
          </table:table-cell>
          <table:table-cell office:value-type="float" office:value="0.25" calcext:value-type="float">
            <text:p>0.25</text:p>
          </table:table-cell>
          <table:table-cell table:formula="of:=[.AU9]-[.AF9]" office:value-type="float" office:value="0.0410138840386227" calcext:value-type="float">
            <text:p>0.041013884</text:p>
          </table:table-cell>
          <table:table-cell table:formula="of:=ABS([.AV9])/[.AF9]" office:value-type="float" office:value="0.196251716770517" calcext:value-type="float">
            <text:p>0.1962517168</text:p>
          </table:table-cell>
          <table:table-cell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43" calcext:value-type="float">
            <text:p>3.6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0366364" calcext:value-type="float">
            <text:p>0.000366364</text:p>
          </table:table-cell>
          <table:table-cell office:value-type="float" office:value="-0.000255801" calcext:value-type="float">
            <text:p>-0.000255801</text:p>
          </table:table-cell>
          <table:table-cell office:value-type="float" office:value="1.38205" calcext:value-type="float">
            <text:p>1.38205</text:p>
          </table:table-cell>
          <table:table-cell office:value-type="float" office:value="3.1406" calcext:value-type="float">
            <text:p>3.1406</text:p>
          </table:table-cell>
          <table:table-cell office:value-type="float" office:value="1.57097" calcext:value-type="float">
            <text:p>1.57097</text:p>
          </table:table-cell>
          <table:table-cell office:value-type="float" office:value="0.119161" calcext:value-type="float">
            <text:p>0.119161</text:p>
          </table:table-cell>
          <table:table-cell office:value-type="float" office:value="0.119268" calcext:value-type="float">
            <text:p>0.119268</text:p>
          </table:table-cell>
          <table:table-cell office:value-type="float" office:value="2.06681" calcext:value-type="float">
            <text:p>2.06681</text:p>
          </table:table-cell>
          <table:table-cell office:value-type="float" office:value="13.1479" calcext:value-type="float">
            <text:p>13.1479</text:p>
          </table:table-cell>
          <table:table-cell office:value-type="float" office:value="3.86091" calcext:value-type="float">
            <text:p>3.86091</text:p>
          </table:table-cell>
          <table:table-cell office:value-type="float" office:value="0.345197" calcext:value-type="float">
            <text:p>0.345197</text:p>
          </table:table-cell>
          <table:table-cell office:value-type="float" office:value="0.345351" calcext:value-type="float">
            <text:p>0.345351</text:p>
          </table:table-cell>
          <table:table-cell office:value-type="float" office:value="0.395927" calcext:value-type="float">
            <text:p>0.395927</text:p>
          </table:table-cell>
          <table:table-cell office:value-type="float" office:value="1.81231" calcext:value-type="float">
            <text:p>1.81231</text:p>
          </table:table-cell>
          <table:table-cell office:value-type="float" office:value="1.18024" calcext:value-type="float">
            <text:p>1.18024</text:p>
          </table:table-cell>
          <table:table-cell office:value-type="float" office:value="2.30524189604343" calcext:value-type="float">
            <text:p>2.305241896</text:p>
          </table:table-cell>
          <table:table-cell office:value-type="float" office:value="0.209033803399763" calcext:value-type="float">
            <text:p>0.2090338034</text:p>
          </table:table-cell>
          <table:table-cell office:value-type="float" office:value="0.0633675875017556" calcext:value-type="float">
            <text:p>0.0633675875</text:p>
          </table:table-cell>
          <table:table-cell office:value-type="float" office:value="0.140258534635098" calcext:value-type="float">
            <text:p>0.1402585346</text:p>
          </table:table-cell>
          <table:table-cell office:value-type="float" office:value="0.0000000894478466793188" calcext:value-type="float">
            <text:p>8.94478466793188E-08</text:p>
          </table:table-cell>
          <table:table-cell office:value-type="float" office:value="0.0000000640073382045354" calcext:value-type="float">
            <text:p>0.000000064</text:p>
          </table:table-cell>
          <table:table-cell office:value-type="float" office:value="12.5106902871106" calcext:value-type="float">
            <text:p>12.510690287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59612" calcext:value-type="float">
            <text:p>0.35961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.39039" calcext:value-type="float">
            <text:p>1.3903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766523186073155" calcext:value-type="float">
            <text:p>0.7665231861</text:p>
          </table:table-cell>
          <table:table-cell office:value-type="float" office:value="0.25" calcext:value-type="float">
            <text:p>0.25</text:p>
          </table:table-cell>
          <table:table-cell table:formula="of:=[.AU10]-[.AF10]" office:value-type="float" office:value="0.0409661966002371" calcext:value-type="float">
            <text:p>0.0409661966</text:p>
          </table:table-cell>
          <table:table-cell table:formula="of:=ABS([.AV10])/[.AF10]" office:value-type="float" office:value="0.195978812679842" calcext:value-type="float">
            <text:p>0.1959788127</text:p>
          </table:table-cell>
          <table:table-cell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836" calcext:value-type="float">
            <text:p>4.8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000113806" calcext:value-type="float">
            <text:p>-0.000113806</text:p>
          </table:table-cell>
          <table:table-cell office:value-type="float" office:value="0.00000409731" calcext:value-type="float">
            <text:p>4.09731E-06</text:p>
          </table:table-cell>
          <table:table-cell office:value-type="float" office:value="1.38186" calcext:value-type="float">
            <text:p>1.38186</text:p>
          </table:table-cell>
          <table:table-cell office:value-type="float" office:value="3.14049" calcext:value-type="float">
            <text:p>3.14049</text:p>
          </table:table-cell>
          <table:table-cell office:value-type="float" office:value="1.57137" calcext:value-type="float">
            <text:p>1.57137</text:p>
          </table:table-cell>
          <table:table-cell office:value-type="float" office:value="0.119044" calcext:value-type="float">
            <text:p>0.119044</text:p>
          </table:table-cell>
          <table:table-cell office:value-type="float" office:value="0.119195" calcext:value-type="float">
            <text:p>0.119195</text:p>
          </table:table-cell>
          <table:table-cell office:value-type="float" office:value="2.06635" calcext:value-type="float">
            <text:p>2.06635</text:p>
          </table:table-cell>
          <table:table-cell office:value-type="float" office:value="13.1511" calcext:value-type="float">
            <text:p>13.1511</text:p>
          </table:table-cell>
          <table:table-cell office:value-type="float" office:value="3.86253" calcext:value-type="float">
            <text:p>3.86253</text:p>
          </table:table-cell>
          <table:table-cell office:value-type="float" office:value="0.345028" calcext:value-type="float">
            <text:p>0.345028</text:p>
          </table:table-cell>
          <table:table-cell office:value-type="float" office:value="0.345246" calcext:value-type="float">
            <text:p>0.345246</text:p>
          </table:table-cell>
          <table:table-cell office:value-type="float" office:value="0.396003" calcext:value-type="float">
            <text:p>0.396003</text:p>
          </table:table-cell>
          <table:table-cell office:value-type="float" office:value="1.81339" calcext:value-type="float">
            <text:p>1.81339</text:p>
          </table:table-cell>
          <table:table-cell office:value-type="float" office:value="1.18039" calcext:value-type="float">
            <text:p>1.18039</text:p>
          </table:table-cell>
          <table:table-cell office:value-type="float" office:value="2.30459250439381" calcext:value-type="float">
            <text:p>2.3045925044</text:p>
          </table:table-cell>
          <table:table-cell office:value-type="float" office:value="0.209006165821031" calcext:value-type="float">
            <text:p>0.2090061658</text:p>
          </table:table-cell>
          <table:table-cell office:value-type="float" office:value="0.0633652359077479" calcext:value-type="float">
            <text:p>0.0633652359</text:p>
          </table:table-cell>
          <table:table-cell office:value-type="float" office:value="0.140291334573949" calcext:value-type="float">
            <text:p>0.1402913346</text:p>
          </table:table-cell>
          <table:table-cell office:value-type="float" office:value="0.0000000643386080207839" calcext:value-type="float">
            <text:p>6.43386080207839E-08</text:p>
          </table:table-cell>
          <table:table-cell office:value-type="float" office:value="0.0000000331156518564166" calcext:value-type="float">
            <text:p>3.31156518564166E-08</text:p>
          </table:table-cell>
          <table:table-cell office:value-type="float" office:value="12.1886624014284" calcext:value-type="float">
            <text:p>12.188662401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59612" calcext:value-type="float">
            <text:p>0.35961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.39039" calcext:value-type="float">
            <text:p>1.3903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766523186073155" calcext:value-type="float">
            <text:p>0.7665231861</text:p>
          </table:table-cell>
          <table:table-cell office:value-type="float" office:value="0.25" calcext:value-type="float">
            <text:p>0.25</text:p>
          </table:table-cell>
          <table:table-cell table:formula="of:=[.AU11]-[.AF11]" office:value-type="float" office:value="0.0409938341789692" calcext:value-type="float">
            <text:p>0.0409938342</text:p>
          </table:table-cell>
          <table:table-cell table:formula="of:=ABS([.AV11])/[.AF11]" office:value-type="float" office:value="0.196136960926175" calcext:value-type="float">
            <text:p>0.1961369609</text:p>
          </table:table-cell>
          <table:table-cell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.9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0177117" calcext:value-type="float">
            <text:p>0.000177117</text:p>
          </table:table-cell>
          <table:table-cell office:value-type="float" office:value="0.0000635457" calcext:value-type="float">
            <text:p>6.35457E-05</text:p>
          </table:table-cell>
          <table:table-cell office:value-type="float" office:value="1.38198" calcext:value-type="float">
            <text:p>1.38198</text:p>
          </table:table-cell>
          <table:table-cell office:value-type="float" office:value="3.14038" calcext:value-type="float">
            <text:p>3.14038</text:p>
          </table:table-cell>
          <table:table-cell office:value-type="float" office:value="1.57095" calcext:value-type="float">
            <text:p>1.57095</text:p>
          </table:table-cell>
          <table:table-cell office:value-type="float" office:value="0.119127" calcext:value-type="float">
            <text:p>0.119127</text:p>
          </table:table-cell>
          <table:table-cell office:value-type="float" office:value="0.11906" calcext:value-type="float">
            <text:p>0.11906</text:p>
          </table:table-cell>
          <table:table-cell office:value-type="float" office:value="2.06679" calcext:value-type="float">
            <text:p>2.06679</text:p>
          </table:table-cell>
          <table:table-cell office:value-type="float" office:value="13.1516" calcext:value-type="float">
            <text:p>13.1516</text:p>
          </table:table-cell>
          <table:table-cell office:value-type="float" office:value="3.86129" calcext:value-type="float">
            <text:p>3.86129</text:p>
          </table:table-cell>
          <table:table-cell office:value-type="float" office:value="0.345148" calcext:value-type="float">
            <text:p>0.345148</text:p>
          </table:table-cell>
          <table:table-cell office:value-type="float" office:value="0.345051" calcext:value-type="float">
            <text:p>0.345051</text:p>
          </table:table-cell>
          <table:table-cell office:value-type="float" office:value="0.396129" calcext:value-type="float">
            <text:p>0.396129</text:p>
          </table:table-cell>
          <table:table-cell office:value-type="float" office:value="1.81373" calcext:value-type="float">
            <text:p>1.81373</text:p>
          </table:table-cell>
          <table:table-cell office:value-type="float" office:value="1.18042" calcext:value-type="float">
            <text:p>1.18042</text:p>
          </table:table-cell>
          <table:table-cell office:value-type="float" office:value="2.30497342468693" calcext:value-type="float">
            <text:p>2.3049734247</text:p>
          </table:table-cell>
          <table:table-cell office:value-type="float" office:value="0.208970545727638" calcext:value-type="float">
            <text:p>0.2089705457</text:p>
          </table:table-cell>
          <table:table-cell office:value-type="float" office:value="0.0633421649603315" calcext:value-type="float">
            <text:p>0.063342165</text:p>
          </table:table-cell>
          <table:table-cell office:value-type="float" office:value="0.140262168736351" calcext:value-type="float">
            <text:p>0.1402621687</text:p>
          </table:table-cell>
          <table:table-cell office:value-type="float" office:value="0.000000155388668555335" calcext:value-type="float">
            <text:p>1.55388668555335E-07</text:p>
          </table:table-cell>
          <table:table-cell office:value-type="float" office:value="0.000000193165106523197" calcext:value-type="float">
            <text:p>1.93165106523197E-07</text:p>
          </table:table-cell>
          <table:table-cell office:value-type="float" office:value="12.2031878444809" calcext:value-type="float">
            <text:p>12.203187844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59612" calcext:value-type="float">
            <text:p>0.35961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.39039" calcext:value-type="float">
            <text:p>1.3903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766523186073155" calcext:value-type="float">
            <text:p>0.7665231861</text:p>
          </table:table-cell>
          <table:table-cell office:value-type="float" office:value="0.25" calcext:value-type="float">
            <text:p>0.25</text:p>
          </table:table-cell>
          <table:table-cell table:formula="of:=[.AU12]-[.AF12]" office:value-type="float" office:value="0.0410294542723617" calcext:value-type="float">
            <text:p>0.0410294543</text:p>
          </table:table-cell>
          <table:table-cell table:formula="of:=ABS([.AV12])/[.AF12]" office:value-type="float" office:value="0.196340848560722" calcext:value-type="float">
            <text:p>0.1963408486</text:p>
          </table:table-cell>
          <table:table-cell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311" calcext:value-type="float">
            <text:p>4.3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0208954" calcext:value-type="float">
            <text:p>0.000208954</text:p>
          </table:table-cell>
          <table:table-cell office:value-type="float" office:value="-0.000255246" calcext:value-type="float">
            <text:p>-0.000255246</text:p>
          </table:table-cell>
          <table:table-cell office:value-type="float" office:value="1.3818" calcext:value-type="float">
            <text:p>1.3818</text:p>
          </table:table-cell>
          <table:table-cell office:value-type="float" office:value="3.14199" calcext:value-type="float">
            <text:p>3.14199</text:p>
          </table:table-cell>
          <table:table-cell office:value-type="float" office:value="1.57045" calcext:value-type="float">
            <text:p>1.57045</text:p>
          </table:table-cell>
          <table:table-cell office:value-type="float" office:value="0.118979" calcext:value-type="float">
            <text:p>0.118979</text:p>
          </table:table-cell>
          <table:table-cell office:value-type="float" office:value="0.119011" calcext:value-type="float">
            <text:p>0.119011</text:p>
          </table:table-cell>
          <table:table-cell office:value-type="float" office:value="2.06629" calcext:value-type="float">
            <text:p>2.06629</text:p>
          </table:table-cell>
          <table:table-cell office:value-type="float" office:value="13.1619" calcext:value-type="float">
            <text:p>13.1619</text:p>
          </table:table-cell>
          <table:table-cell office:value-type="float" office:value="3.85974" calcext:value-type="float">
            <text:p>3.85974</text:p>
          </table:table-cell>
          <table:table-cell office:value-type="float" office:value="0.344933" calcext:value-type="float">
            <text:p>0.344933</text:p>
          </table:table-cell>
          <table:table-cell office:value-type="float" office:value="0.34498" calcext:value-type="float">
            <text:p>0.34498</text:p>
          </table:table-cell>
          <table:table-cell office:value-type="float" office:value="0.396143" calcext:value-type="float">
            <text:p>0.396143</text:p>
          </table:table-cell>
          <table:table-cell office:value-type="float" office:value="1.81379" calcext:value-type="float">
            <text:p>1.81379</text:p>
          </table:table-cell>
          <table:table-cell office:value-type="float" office:value="1.18044" calcext:value-type="float">
            <text:p>1.18044</text:p>
          </table:table-cell>
          <table:table-cell office:value-type="float" office:value="2.30428259407062" calcext:value-type="float">
            <text:p>2.3042825941</text:p>
          </table:table-cell>
          <table:table-cell office:value-type="float" office:value="0.208929869174881" calcext:value-type="float">
            <text:p>0.2089298692</text:p>
          </table:table-cell>
          <table:table-cell office:value-type="float" office:value="0.063304208945361" calcext:value-type="float">
            <text:p>0.0633042089</text:p>
          </table:table-cell>
          <table:table-cell office:value-type="float" office:value="0.140187441348817" calcext:value-type="float">
            <text:p>0.1401874413</text:p>
          </table:table-cell>
          <table:table-cell office:value-type="float" office:value="0.0000000710080769229259" calcext:value-type="float">
            <text:p>0.000000071</text:p>
          </table:table-cell>
          <table:table-cell office:value-type="float" office:value="0.0000000403371759063373" calcext:value-type="float">
            <text:p>4.03371759063373E-08</text:p>
          </table:table-cell>
          <table:table-cell office:value-type="float" office:value="12.3821039903265" calcext:value-type="float">
            <text:p>12.3821039903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59612" calcext:value-type="float">
            <text:p>0.35961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.39039" calcext:value-type="float">
            <text:p>1.3903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766523186073155" calcext:value-type="float">
            <text:p>0.7665231861</text:p>
          </table:table-cell>
          <table:table-cell office:value-type="float" office:value="0.25" calcext:value-type="float">
            <text:p>0.25</text:p>
          </table:table-cell>
          <table:table-cell table:formula="of:=[.AU13]-[.AF13]" office:value-type="float" office:value="0.0410701308251188" calcext:value-type="float">
            <text:p>0.0410701308</text:p>
          </table:table-cell>
          <table:table-cell table:formula="of:=ABS([.AV13])/[.AF13]" office:value-type="float" office:value="0.196573764140644" calcext:value-type="float">
            <text:p>0.1965737641</text:p>
          </table:table-cell>
          <table:table-cell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313" calcext:value-type="float">
            <text:p>5.3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0110205" calcext:value-type="float">
            <text:p>0.000110205</text:p>
          </table:table-cell>
          <table:table-cell office:value-type="float" office:value="0.0000412407" calcext:value-type="float">
            <text:p>4.12407E-05</text:p>
          </table:table-cell>
          <table:table-cell office:value-type="float" office:value="1.38212" calcext:value-type="float">
            <text:p>1.38212</text:p>
          </table:table-cell>
          <table:table-cell office:value-type="float" office:value="3.13832" calcext:value-type="float">
            <text:p>3.13832</text:p>
          </table:table-cell>
          <table:table-cell office:value-type="float" office:value="1.57137" calcext:value-type="float">
            <text:p>1.57137</text:p>
          </table:table-cell>
          <table:table-cell office:value-type="float" office:value="0.118892" calcext:value-type="float">
            <text:p>0.118892</text:p>
          </table:table-cell>
          <table:table-cell office:value-type="float" office:value="0.119069" calcext:value-type="float">
            <text:p>0.119069</text:p>
          </table:table-cell>
          <table:table-cell office:value-type="float" office:value="2.06711" calcext:value-type="float">
            <text:p>2.06711</text:p>
          </table:table-cell>
          <table:table-cell office:value-type="float" office:value="13.133" calcext:value-type="float">
            <text:p>13.133</text:p>
          </table:table-cell>
          <table:table-cell office:value-type="float" office:value="3.86309" calcext:value-type="float">
            <text:p>3.86309</text:p>
          </table:table-cell>
          <table:table-cell office:value-type="float" office:value="0.344807" calcext:value-type="float">
            <text:p>0.344807</text:p>
          </table:table-cell>
          <table:table-cell office:value-type="float" office:value="0.345064" calcext:value-type="float">
            <text:p>0.345064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1.81218" calcext:value-type="float">
            <text:p>1.81218</text:p>
          </table:table-cell>
          <table:table-cell office:value-type="float" office:value="1.18063" calcext:value-type="float">
            <text:p>1.18063</text:p>
          </table:table-cell>
          <table:table-cell office:value-type="float" office:value="2.30507559850406" calcext:value-type="float">
            <text:p>2.3050755985</text:p>
          </table:table-cell>
          <table:table-cell office:value-type="float" office:value="0.208862649526392" calcext:value-type="float">
            <text:p>0.2088626495</text:p>
          </table:table-cell>
          <table:table-cell office:value-type="float" office:value="0.0632565881762562" calcext:value-type="float">
            <text:p>0.0632565882</text:p>
          </table:table-cell>
          <table:table-cell office:value-type="float" office:value="0.140117742663346" calcext:value-type="float">
            <text:p>0.1401177427</text:p>
          </table:table-cell>
          <table:table-cell office:value-type="float" office:value="0.000000101560409195846" calcext:value-type="float">
            <text:p>1.01560409195846E-07</text:p>
          </table:table-cell>
          <table:table-cell office:value-type="float" office:value="0.0000000825161337282211" calcext:value-type="float">
            <text:p>8.25161337282211E-08</text:p>
          </table:table-cell>
          <table:table-cell office:value-type="float" office:value="12.1759809750297" calcext:value-type="float">
            <text:p>12.17598097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59612" calcext:value-type="float">
            <text:p>0.35961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.39039" calcext:value-type="float">
            <text:p>1.3903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766523186073155" calcext:value-type="float">
            <text:p>0.7665231861</text:p>
          </table:table-cell>
          <table:table-cell office:value-type="float" office:value="0.25" calcext:value-type="float">
            <text:p>0.25</text:p>
          </table:table-cell>
          <table:table-cell table:formula="of:=[.AU14]-[.AF14]" office:value-type="float" office:value="0.0411373504736076" calcext:value-type="float">
            <text:p>0.0411373505</text:p>
          </table:table-cell>
          <table:table-cell table:formula="of:=ABS([.AV14])/[.AF14]" office:value-type="float" office:value="0.196958865392586" calcext:value-type="float">
            <text:p>0.1969588654</text:p>
          </table:table-cell>
          <table:table-cell table:number-columns-repeated="97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014967" calcext:value-type="float">
            <text:p>0.00014967</text:p>
          </table:table-cell>
          <table:table-cell office:value-type="float" office:value="0.0000272803" calcext:value-type="float">
            <text:p>2.72803E-05</text:p>
          </table:table-cell>
          <table:table-cell office:value-type="float" office:value="1.38254" calcext:value-type="float">
            <text:p>1.38254</text:p>
          </table:table-cell>
          <table:table-cell office:value-type="float" office:value="3.14214" calcext:value-type="float">
            <text:p>3.14214</text:p>
          </table:table-cell>
          <table:table-cell office:value-type="float" office:value="1.57079" calcext:value-type="float">
            <text:p>1.57079</text:p>
          </table:table-cell>
          <table:table-cell office:value-type="float" office:value="0.119192" calcext:value-type="float">
            <text:p>0.119192</text:p>
          </table:table-cell>
          <table:table-cell office:value-type="float" office:value="0.119068" calcext:value-type="float">
            <text:p>0.119068</text:p>
          </table:table-cell>
          <table:table-cell office:value-type="float" office:value="2.06827" calcext:value-type="float">
            <text:p>2.06827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3.86136" calcext:value-type="float">
            <text:p>3.86136</text:p>
          </table:table-cell>
          <table:table-cell office:value-type="float" office:value="0.345241" calcext:value-type="float">
            <text:p>0.345241</text:p>
          </table:table-cell>
          <table:table-cell office:value-type="float" office:value="0.345062" calcext:value-type="float">
            <text:p>0.345062</text:p>
          </table:table-cell>
          <table:table-cell office:value-type="float" office:value="0.396044" calcext:value-type="float">
            <text:p>0.396044</text:p>
          </table:table-cell>
          <table:table-cell office:value-type="float" office:value="1.81404" calcext:value-type="float">
            <text:p>1.81404</text:p>
          </table:table-cell>
          <table:table-cell office:value-type="float" office:value="1.18067" calcext:value-type="float">
            <text:p>1.18067</text:p>
          </table:table-cell>
          <table:table-cell office:value-type="float" office:value="2.30652595055127" calcext:value-type="float">
            <text:p>2.3065259506</text:p>
          </table:table-cell>
          <table:table-cell office:value-type="float" office:value="0.20896306026344" calcext:value-type="float">
            <text:p>0.2089630603</text:p>
          </table:table-cell>
          <table:table-cell office:value-type="float" office:value="0.0633135899001541" calcext:value-type="float">
            <text:p>0.0633135899</text:p>
          </table:table-cell>
          <table:table-cell office:value-type="float" office:value="0.140171428420673" calcext:value-type="float">
            <text:p>0.1401714284</text:p>
          </table:table-cell>
          <table:table-cell office:value-type="float" office:value="0.000000125503910741439" calcext:value-type="float">
            <text:p>1.25503910741439E-07</text:p>
          </table:table-cell>
          <table:table-cell office:value-type="float" office:value="0.000000126009852891161" calcext:value-type="float">
            <text:p>0.000000126</text:p>
          </table:table-cell>
          <table:table-cell office:value-type="float" office:value="12.2013702710754" calcext:value-type="float">
            <text:p>12.201370271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59612" calcext:value-type="float">
            <text:p>0.35961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.39039" calcext:value-type="float">
            <text:p>1.3903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766523186073155" calcext:value-type="float">
            <text:p>0.7665231861</text:p>
          </table:table-cell>
          <table:table-cell office:value-type="float" office:value="0.25" calcext:value-type="float">
            <text:p>0.25</text:p>
          </table:table-cell>
          <table:table-cell table:formula="of:=[.AU15]-[.AF15]" office:value-type="float" office:value="0.0410369397365598" calcext:value-type="float">
            <text:p>0.0410369397</text:p>
          </table:table-cell>
          <table:table-cell table:formula="of:=ABS([.AV15])/[.AF15]" office:value-type="float" office:value="0.196383703822219" calcext:value-type="float">
            <text:p>0.1963837038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313" calcext:value-type="float">
            <text:p>5.3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.25" calcext:value-type="float">
            <text:p>-1.25</text:p>
          </table:table-cell>
          <table:table-cell office:value-type="float" office:value="0.0000567215" calcext:value-type="float">
            <text:p>5.67215E-05</text:p>
          </table:table-cell>
          <table:table-cell office:value-type="float" office:value="-0.0000244908" calcext:value-type="float">
            <text:p>-2.44908E-05</text:p>
          </table:table-cell>
          <table:table-cell office:value-type="float" office:value="2.38971" calcext:value-type="float">
            <text:p>2.38971</text:p>
          </table:table-cell>
          <table:table-cell office:value-type="float" office:value="3.14038" calcext:value-type="float">
            <text:p>3.14038</text:p>
          </table:table-cell>
          <table:table-cell office:value-type="float" office:value="1.57015" calcext:value-type="float">
            <text:p>1.57015</text:p>
          </table:table-cell>
          <table:table-cell office:value-type="float" office:value="0.16968" calcext:value-type="float">
            <text:p>0.16968</text:p>
          </table:table-cell>
          <table:table-cell office:value-type="float" office:value="0.169798" calcext:value-type="float">
            <text:p>0.169798</text:p>
          </table:table-cell>
          <table:table-cell office:value-type="float" office:value="5.9746" calcext:value-type="float">
            <text:p>5.9746</text:p>
          </table:table-cell>
          <table:table-cell office:value-type="float" office:value="13.15" calcext:value-type="float">
            <text:p>13.15</text:p>
          </table:table-cell>
          <table:table-cell office:value-type="float" office:value="4.31575" calcext:value-type="float">
            <text:p>4.31575</text:p>
          </table:table-cell>
          <table:table-cell office:value-type="float" office:value="0.411922" calcext:value-type="float">
            <text:p>0.411922</text:p>
          </table:table-cell>
          <table:table-cell office:value-type="float" office:value="0.412065" calcext:value-type="float">
            <text:p>0.412065</text:p>
          </table:table-cell>
          <table:table-cell office:value-type="float" office:value="0.513687" calcext:value-type="float">
            <text:p>0.513687</text:p>
          </table:table-cell>
          <table:table-cell office:value-type="float" office:value="1.81328" calcext:value-type="float">
            <text:p>1.81328</text:p>
          </table:table-cell>
          <table:table-cell office:value-type="float" office:value="1.36028" calcext:value-type="float">
            <text:p>1.36028</text:p>
          </table:table-cell>
          <table:table-cell office:value-type="float" office:value="6.3140739729052" calcext:value-type="float">
            <text:p>6.3140739729</text:p>
          </table:table-cell>
          <table:table-cell office:value-type="float" office:value="0.20515142413673" calcext:value-type="float">
            <text:p>0.2051514241</text:p>
          </table:table-cell>
          <table:table-cell office:value-type="float" office:value="0.0633481833187578" calcext:value-type="float">
            <text:p>0.0633481833</text:p>
          </table:table-cell>
          <table:table-cell office:value-type="float" office:value="0.145811784480642" calcext:value-type="float">
            <text:p>0.1458117845</text:p>
          </table:table-cell>
          <table:table-cell office:value-type="float" office:value="0.000000131131172105388" calcext:value-type="float">
            <text:p>1.31131172105388E-07</text:p>
          </table:table-cell>
          <table:table-cell office:value-type="float" office:value="0.000000137563074381864" calcext:value-type="float">
            <text:p>1.37563074381864E-07</text:p>
          </table:table-cell>
          <table:table-cell office:value-type="float" office:value="9.79084498625553" calcext:value-type="float">
            <text:p>9.7908449863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40147" calcext:value-type="float">
            <text:p>0.34014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.40985" calcext:value-type="float">
            <text:p>4.40985</text:p>
          </table:table-cell>
          <table:table-cell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329859059349242" calcext:value-type="float">
            <text:p>0.3298590593</text:p>
          </table:table-cell>
          <table:table-cell office:value-type="float" office:value="0.25" calcext:value-type="float">
            <text:p>0.25</text:p>
          </table:table-cell>
          <table:table-cell table:formula="of:=[.AU16]-[.AF16]" office:value-type="float" office:value="0.0448485758632697" calcext:value-type="float">
            <text:p>0.0448485759</text:p>
          </table:table-cell>
          <table:table-cell table:formula="of:=ABS([.AV16])/[.AF16]" office:value-type="float" office:value="0.218612062051194" calcext:value-type="float">
            <text:p>0.2186120621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43" calcext:value-type="float">
            <text:p>3.6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00182243" calcext:value-type="float">
            <text:p>-0.000182243</text:p>
          </table:table-cell>
          <table:table-cell office:value-type="float" office:value="0.0000560119" calcext:value-type="float">
            <text:p>5.60119E-05</text:p>
          </table:table-cell>
          <table:table-cell office:value-type="float" office:value="2.38956" calcext:value-type="float">
            <text:p>2.38956</text:p>
          </table:table-cell>
          <table:table-cell office:value-type="float" office:value="3.13804" calcext:value-type="float">
            <text:p>3.13804</text:p>
          </table:table-cell>
          <table:table-cell office:value-type="float" office:value="1.57187" calcext:value-type="float">
            <text:p>1.57187</text:p>
          </table:table-cell>
          <table:table-cell office:value-type="float" office:value="0.169491" calcext:value-type="float">
            <text:p>0.169491</text:p>
          </table:table-cell>
          <table:table-cell office:value-type="float" office:value="0.169664" calcext:value-type="float">
            <text:p>0.169664</text:p>
          </table:table-cell>
          <table:table-cell office:value-type="float" office:value="5.97404" calcext:value-type="float">
            <text:p>5.97404</text:p>
          </table:table-cell>
          <table:table-cell office:value-type="float" office:value="13.1351" calcext:value-type="float">
            <text:p>13.1351</text:p>
          </table:table-cell>
          <table:table-cell office:value-type="float" office:value="4.32146" calcext:value-type="float">
            <text:p>4.32146</text:p>
          </table:table-cell>
          <table:table-cell office:value-type="float" office:value="0.411693" calcext:value-type="float">
            <text:p>0.411693</text:p>
          </table:table-cell>
          <table:table-cell office:value-type="float" office:value="0.411903" calcext:value-type="float">
            <text:p>0.411903</text:p>
          </table:table-cell>
          <table:table-cell office:value-type="float" office:value="0.513843" calcext:value-type="float">
            <text:p>0.513843</text:p>
          </table:table-cell>
          <table:table-cell office:value-type="float" office:value="1.81324" calcext:value-type="float">
            <text:p>1.81324</text:p>
          </table:table-cell>
          <table:table-cell office:value-type="float" office:value="1.3604" calcext:value-type="float">
            <text:p>1.3604</text:p>
          </table:table-cell>
          <table:table-cell office:value-type="float" office:value="6.31319314868338" calcext:value-type="float">
            <text:p>6.3131931487</text:p>
          </table:table-cell>
          <table:table-cell office:value-type="float" office:value="0.205095173117171" calcext:value-type="float">
            <text:p>0.2050951731</text:p>
          </table:table-cell>
          <table:table-cell office:value-type="float" office:value="0.0633208618281156" calcext:value-type="float">
            <text:p>0.0633208618</text:p>
          </table:table-cell>
          <table:table-cell office:value-type="float" office:value="0.145797228341808" calcext:value-type="float">
            <text:p>0.1457972283</text:p>
          </table:table-cell>
          <table:table-cell office:value-type="float" office:value="0.000000200598720917248" calcext:value-type="float">
            <text:p>2.00598720917248E-07</text:p>
          </table:table-cell>
          <table:table-cell office:value-type="float" office:value="0.000000321918774669089" calcext:value-type="float">
            <text:p>3.21918774669089E-07</text:p>
          </table:table-cell>
          <table:table-cell office:value-type="float" office:value="9.69008753252898" calcext:value-type="float">
            <text:p>9.690087532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40147" calcext:value-type="float">
            <text:p>0.34014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.40985" calcext:value-type="float">
            <text:p>4.40985</text:p>
          </table:table-cell>
          <table:table-cell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329859059349242" calcext:value-type="float">
            <text:p>0.3298590593</text:p>
          </table:table-cell>
          <table:table-cell office:value-type="float" office:value="0.25" calcext:value-type="float">
            <text:p>0.25</text:p>
          </table:table-cell>
          <table:table-cell table:formula="of:=[.AU17]-[.AF17]" office:value-type="float" office:value="0.0449048268828294" calcext:value-type="float">
            <text:p>0.0449048269</text:p>
          </table:table-cell>
          <table:table-cell table:formula="of:=ABS([.AV17])/[.AF17]" office:value-type="float" office:value="0.218946288205307" calcext:value-type="float">
            <text:p>0.2189462882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.25" calcext:value-type="float">
            <text:p>-1.25</text:p>
          </table:table-cell>
          <table:table-cell office:value-type="float" office:value="0.000221198" calcext:value-type="float">
            <text:p>0.000221198</text:p>
          </table:table-cell>
          <table:table-cell office:value-type="float" office:value="0.0000704794" calcext:value-type="float">
            <text:p>7.04794E-05</text:p>
          </table:table-cell>
          <table:table-cell office:value-type="float" office:value="2.3896" calcext:value-type="float">
            <text:p>2.3896</text:p>
          </table:table-cell>
          <table:table-cell office:value-type="float" office:value="3.14177" calcext:value-type="float">
            <text:p>3.14177</text:p>
          </table:table-cell>
          <table:table-cell office:value-type="float" office:value="1.56897" calcext:value-type="float">
            <text:p>1.56897</text:p>
          </table:table-cell>
          <table:table-cell office:value-type="float" office:value="0.169382" calcext:value-type="float">
            <text:p>0.169382</text:p>
          </table:table-cell>
          <table:table-cell office:value-type="float" office:value="0.169524" calcext:value-type="float">
            <text:p>0.169524</text:p>
          </table:table-cell>
          <table:table-cell office:value-type="float" office:value="5.97471" calcext:value-type="float">
            <text:p>5.97471</text:p>
          </table:table-cell>
          <table:table-cell office:value-type="float" office:value="13.1532" calcext:value-type="float">
            <text:p>13.1532</text:p>
          </table:table-cell>
          <table:table-cell office:value-type="float" office:value="4.31242" calcext:value-type="float">
            <text:p>4.31242</text:p>
          </table:table-cell>
          <table:table-cell office:value-type="float" office:value="0.411561" calcext:value-type="float">
            <text:p>0.411561</text:p>
          </table:table-cell>
          <table:table-cell office:value-type="float" office:value="0.411734" calcext:value-type="float">
            <text:p>0.411734</text:p>
          </table:table-cell>
          <table:table-cell office:value-type="float" office:value="0.514303" calcext:value-type="float">
            <text:p>0.514303</text:p>
          </table:table-cell>
          <table:table-cell office:value-type="float" office:value="1.81177" calcext:value-type="float">
            <text:p>1.81177</text:p>
          </table:table-cell>
          <table:table-cell office:value-type="float" office:value="1.36043" calcext:value-type="float">
            <text:p>1.36043</text:p>
          </table:table-cell>
          <table:table-cell office:value-type="float" office:value="6.31361580955759" calcext:value-type="float">
            <text:p>6.3136158096</text:p>
          </table:table-cell>
          <table:table-cell office:value-type="float" office:value="0.205179187200827" calcext:value-type="float">
            <text:p>0.2051791872</text:p>
          </table:table-cell>
          <table:table-cell office:value-type="float" office:value="0.0634037888503765" calcext:value-type="float">
            <text:p>0.0634037889</text:p>
          </table:table-cell>
          <table:table-cell office:value-type="float" office:value="0.145963317275213" calcext:value-type="float">
            <text:p>0.1459633173</text:p>
          </table:table-cell>
          <table:table-cell office:value-type="float" office:value="0.000000249138374758199" calcext:value-type="float">
            <text:p>2.49138374758199E-07</text:p>
          </table:table-cell>
          <table:table-cell office:value-type="float" office:value="0.000000496559438217255" calcext:value-type="float">
            <text:p>4.96559438217255E-07</text:p>
          </table:table-cell>
          <table:table-cell office:value-type="float" office:value="9.61615213053176" calcext:value-type="float">
            <text:p>9.616152130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40147" calcext:value-type="float">
            <text:p>0.34014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.40985" calcext:value-type="float">
            <text:p>4.40985</text:p>
          </table:table-cell>
          <table:table-cell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329859059349242" calcext:value-type="float">
            <text:p>0.3298590593</text:p>
          </table:table-cell>
          <table:table-cell office:value-type="float" office:value="0.25" calcext:value-type="float">
            <text:p>0.25</text:p>
          </table:table-cell>
          <table:table-cell table:formula="of:=[.AU18]-[.AF18]" office:value-type="float" office:value="0.0448208127991734" calcext:value-type="float">
            <text:p>0.0448208128</text:p>
          </table:table-cell>
          <table:table-cell table:formula="of:=ABS([.AV18])/[.AF18]" office:value-type="float" office:value="0.218447170059716" calcext:value-type="float">
            <text:p>0.2184471701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.9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.25" calcext:value-type="float">
            <text:p>-1.25</text:p>
          </table:table-cell>
          <table:table-cell office:value-type="float" office:value="0.00000131429" calcext:value-type="float">
            <text:p>1.31429E-06</text:p>
          </table:table-cell>
          <table:table-cell office:value-type="float" office:value="-0.000282293" calcext:value-type="float">
            <text:p>-0.000282293</text:p>
          </table:table-cell>
          <table:table-cell office:value-type="float" office:value="2.39027" calcext:value-type="float">
            <text:p>2.39027</text:p>
          </table:table-cell>
          <table:table-cell office:value-type="float" office:value="3.13888" calcext:value-type="float">
            <text:p>3.13888</text:p>
          </table:table-cell>
          <table:table-cell office:value-type="float" office:value="1.57135" calcext:value-type="float">
            <text:p>1.57135</text:p>
          </table:table-cell>
          <table:table-cell office:value-type="float" office:value="0.16937" calcext:value-type="float">
            <text:p>0.16937</text:p>
          </table:table-cell>
          <table:table-cell office:value-type="float" office:value="0.16962" calcext:value-type="float">
            <text:p>0.16962</text:p>
          </table:table-cell>
          <table:table-cell office:value-type="float" office:value="5.9772" calcext:value-type="float">
            <text:p>5.9772</text:p>
          </table:table-cell>
          <table:table-cell office:value-type="float" office:value="13.1397" calcext:value-type="float">
            <text:p>13.1397</text:p>
          </table:table-cell>
          <table:table-cell office:value-type="float" office:value="4.31994" calcext:value-type="float">
            <text:p>4.31994</text:p>
          </table:table-cell>
          <table:table-cell office:value-type="float" office:value="0.411546" calcext:value-type="float">
            <text:p>0.411546</text:p>
          </table:table-cell>
          <table:table-cell office:value-type="float" office:value="0.411849" calcext:value-type="float">
            <text:p>0.411849</text:p>
          </table:table-cell>
          <table:table-cell office:value-type="float" office:value="0.513641" calcext:value-type="float">
            <text:p>0.513641</text:p>
          </table:table-cell>
          <table:table-cell office:value-type="float" office:value="1.81305" calcext:value-type="float">
            <text:p>1.81305</text:p>
          </table:table-cell>
          <table:table-cell office:value-type="float" office:value="1.36044" calcext:value-type="float">
            <text:p>1.36044</text:p>
          </table:table-cell>
          <table:table-cell office:value-type="float" office:value="6.31619263810493" calcext:value-type="float">
            <text:p>6.3161926381</text:p>
          </table:table-cell>
          <table:table-cell office:value-type="float" office:value="0.204991885217209" calcext:value-type="float">
            <text:p>0.2049918852</text:p>
          </table:table-cell>
          <table:table-cell office:value-type="float" office:value="0.0632773362605678" calcext:value-type="float">
            <text:p>0.0632773363</text:p>
          </table:table-cell>
          <table:table-cell office:value-type="float" office:value="0.145793220883766" calcext:value-type="float">
            <text:p>0.1457932209</text:p>
          </table:table-cell>
          <table:table-cell office:value-type="float" office:value="0.000000215390895044667" calcext:value-type="float">
            <text:p>2.15390895044667E-07</text:p>
          </table:table-cell>
          <table:table-cell office:value-type="float" office:value="0.000000371145901345143" calcext:value-type="float">
            <text:p>3.71145901345143E-07</text:p>
          </table:table-cell>
          <table:table-cell office:value-type="float" office:value="9.49246813441484" calcext:value-type="float">
            <text:p>9.492468134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40147" calcext:value-type="float">
            <text:p>0.34014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.40985" calcext:value-type="float">
            <text:p>4.40985</text:p>
          </table:table-cell>
          <table:table-cell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329859059349242" calcext:value-type="float">
            <text:p>0.3298590593</text:p>
          </table:table-cell>
          <table:table-cell office:value-type="float" office:value="0.25" calcext:value-type="float">
            <text:p>0.25</text:p>
          </table:table-cell>
          <table:table-cell table:formula="of:=[.AU19]-[.AF19]" office:value-type="float" office:value="0.0450081147827915" calcext:value-type="float">
            <text:p>0.0450081148</text:p>
          </table:table-cell>
          <table:table-cell table:formula="of:=ABS([.AV19])/[.AF19]" office:value-type="float" office:value="0.21956047057717" calcext:value-type="float">
            <text:p>0.2195604706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836" calcext:value-type="float">
            <text:p>4.8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00156903" calcext:value-type="float">
            <text:p>-0.000156903</text:p>
          </table:table-cell>
          <table:table-cell office:value-type="float" office:value="0.000312577" calcext:value-type="float">
            <text:p>0.000312577</text:p>
          </table:table-cell>
          <table:table-cell office:value-type="float" office:value="2.38951" calcext:value-type="float">
            <text:p>2.38951</text:p>
          </table:table-cell>
          <table:table-cell office:value-type="float" office:value="3.14406" calcext:value-type="float">
            <text:p>3.14406</text:p>
          </table:table-cell>
          <table:table-cell office:value-type="float" office:value="1.56877" calcext:value-type="float">
            <text:p>1.56877</text:p>
          </table:table-cell>
          <table:table-cell office:value-type="float" office:value="0.169529" calcext:value-type="float">
            <text:p>0.169529</text:p>
          </table:table-cell>
          <table:table-cell office:value-type="float" office:value="0.169518" calcext:value-type="float">
            <text:p>0.169518</text:p>
          </table:table-cell>
          <table:table-cell office:value-type="float" office:value="5.97362" calcext:value-type="float">
            <text:p>5.97362</text:p>
          </table:table-cell>
          <table:table-cell office:value-type="float" office:value="13.1752" calcext:value-type="float">
            <text:p>13.1752</text:p>
          </table:table-cell>
          <table:table-cell office:value-type="float" office:value="4.31182" calcext:value-type="float">
            <text:p>4.31182</text:p>
          </table:table-cell>
          <table:table-cell office:value-type="float" office:value="0.411739" calcext:value-type="float">
            <text:p>0.411739</text:p>
          </table:table-cell>
          <table:table-cell office:value-type="float" office:value="0.411726" calcext:value-type="float">
            <text:p>0.411726</text:p>
          </table:table-cell>
          <table:table-cell office:value-type="float" office:value="0.513665" calcext:value-type="float">
            <text:p>0.513665</text:p>
          </table:table-cell>
          <table:table-cell office:value-type="float" office:value="1.81387" calcext:value-type="float">
            <text:p>1.81387</text:p>
          </table:table-cell>
          <table:table-cell office:value-type="float" office:value="1.36044" calcext:value-type="float">
            <text:p>1.36044</text:p>
          </table:table-cell>
          <table:table-cell office:value-type="float" office:value="6.3126658459969" calcext:value-type="float">
            <text:p>6.312665846</text:p>
          </table:table-cell>
          <table:table-cell office:value-type="float" office:value="0.205030537263615" calcext:value-type="float">
            <text:p>0.2050305373</text:p>
          </table:table-cell>
          <table:table-cell office:value-type="float" office:value="0.063297602412131" calcext:value-type="float">
            <text:p>0.0632976024</text:p>
          </table:table-cell>
          <table:table-cell office:value-type="float" office:value="0.145808371507004" calcext:value-type="float">
            <text:p>0.1458083715</text:p>
          </table:table-cell>
          <table:table-cell office:value-type="float" office:value="0.000000105231945809106" calcext:value-type="float">
            <text:p>1.05231945809106E-07</text:p>
          </table:table-cell>
          <table:table-cell office:value-type="float" office:value="0.0000000885900993501646" calcext:value-type="float">
            <text:p>8.85900993501646E-08</text:p>
          </table:table-cell>
          <table:table-cell office:value-type="float" office:value="9.61615213053176" calcext:value-type="float">
            <text:p>9.616152130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40147" calcext:value-type="float">
            <text:p>0.34014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.40985" calcext:value-type="float">
            <text:p>4.40985</text:p>
          </table:table-cell>
          <table:table-cell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329859059349242" calcext:value-type="float">
            <text:p>0.3298590593</text:p>
          </table:table-cell>
          <table:table-cell office:value-type="float" office:value="0.25" calcext:value-type="float">
            <text:p>0.25</text:p>
          </table:table-cell>
          <table:table-cell table:formula="of:=[.AU20]-[.AF20]" office:value-type="float" office:value="0.0449694627363852" calcext:value-type="float">
            <text:p>0.0449694627</text:p>
          </table:table-cell>
          <table:table-cell table:formula="of:=ABS([.AV20])/[.AF20]" office:value-type="float" office:value="0.219330560884042" calcext:value-type="float">
            <text:p>0.2193305609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311" calcext:value-type="float">
            <text:p>4.3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.25" calcext:value-type="float">
            <text:p>-1.25</text:p>
          </table:table-cell>
          <table:table-cell office:value-type="float" office:value="0.000283094" calcext:value-type="float">
            <text:p>0.000283094</text:p>
          </table:table-cell>
          <table:table-cell office:value-type="float" office:value="-0.000394344" calcext:value-type="float">
            <text:p>-0.000394344</text:p>
          </table:table-cell>
          <table:table-cell office:value-type="float" office:value="2.38995" calcext:value-type="float">
            <text:p>2.38995</text:p>
          </table:table-cell>
          <table:table-cell office:value-type="float" office:value="3.14448" calcext:value-type="float">
            <text:p>3.14448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0.169138" calcext:value-type="float">
            <text:p>0.169138</text:p>
          </table:table-cell>
          <table:table-cell office:value-type="float" office:value="0.169675" calcext:value-type="float">
            <text:p>0.169675</text:p>
          </table:table-cell>
          <table:table-cell office:value-type="float" office:value="5.97576" calcext:value-type="float">
            <text:p>5.97576</text:p>
          </table:table-cell>
          <table:table-cell office:value-type="float" office:value="13.1792" calcext:value-type="float">
            <text:p>13.1792</text:p>
          </table:table-cell>
          <table:table-cell office:value-type="float" office:value="4.32015" calcext:value-type="float">
            <text:p>4.32015</text:p>
          </table:table-cell>
          <table:table-cell office:value-type="float" office:value="0.411264" calcext:value-type="float">
            <text:p>0.411264</text:p>
          </table:table-cell>
          <table:table-cell office:value-type="float" office:value="0.411916" calcext:value-type="float">
            <text:p>0.411916</text:p>
          </table:table-cell>
          <table:table-cell office:value-type="float" office:value="0.513693" calcext:value-type="float">
            <text:p>0.513693</text:p>
          </table:table-cell>
          <table:table-cell office:value-type="float" office:value="1.81425" calcext:value-type="float">
            <text:p>1.81425</text:p>
          </table:table-cell>
          <table:table-cell office:value-type="float" office:value="1.36047" calcext:value-type="float">
            <text:p>1.36047</text:p>
          </table:table-cell>
          <table:table-cell office:value-type="float" office:value="6.31457778387781" calcext:value-type="float">
            <text:p>6.3145777839</text:p>
          </table:table-cell>
          <table:table-cell office:value-type="float" office:value="0.204978455670547" calcext:value-type="float">
            <text:p>0.2049784557</text:p>
          </table:table-cell>
          <table:table-cell office:value-type="float" office:value="0.0632926284941264" calcext:value-type="float">
            <text:p>0.0632926285</text:p>
          </table:table-cell>
          <table:table-cell office:value-type="float" office:value="0.145864530318525" calcext:value-type="float">
            <text:p>0.1458645303</text:p>
          </table:table-cell>
          <table:table-cell office:value-type="float" office:value="0.000000233355609398532" calcext:value-type="float">
            <text:p>2.33355609398532E-07</text:p>
          </table:table-cell>
          <table:table-cell office:value-type="float" office:value="0.000000435638723502081" calcext:value-type="float">
            <text:p>4.35638723502081E-07</text:p>
          </table:table-cell>
          <table:table-cell office:value-type="float" office:value="9.54778554778555" calcext:value-type="float">
            <text:p>9.5477855478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40147" calcext:value-type="float">
            <text:p>0.34014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.40985" calcext:value-type="float">
            <text:p>4.40985</text:p>
          </table:table-cell>
          <table:table-cell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329859059349242" calcext:value-type="float">
            <text:p>0.3298590593</text:p>
          </table:table-cell>
          <table:table-cell office:value-type="float" office:value="0.25" calcext:value-type="float">
            <text:p>0.25</text:p>
          </table:table-cell>
          <table:table-cell table:formula="of:=[.AU21]-[.AF21]" office:value-type="float" office:value="0.0450215443294527" calcext:value-type="float">
            <text:p>0.0450215443</text:p>
          </table:table-cell>
          <table:table-cell table:formula="of:=ABS([.AV21])/[.AF21]" office:value-type="float" office:value="0.219640372360956" calcext:value-type="float">
            <text:p>0.2196403724</text:p>
          </table:table-cell>
          <table:table-cell table:number-columns-repeated="975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02" calcext:value-type="float">
            <text:p>2.8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-1.25" calcext:value-type="float">
            <text:p>-1.25</text:p>
          </table:table-cell>
          <table:table-cell office:value-type="float" office:value="0.000563485" calcext:value-type="float">
            <text:p>0.000563485</text:p>
          </table:table-cell>
          <table:table-cell office:value-type="float" office:value="0.000222468" calcext:value-type="float">
            <text:p>0.000222468</text:p>
          </table:table-cell>
          <table:table-cell office:value-type="float" office:value="2.39011" calcext:value-type="float">
            <text:p>2.39011</text:p>
          </table:table-cell>
          <table:table-cell office:value-type="float" office:value="3.14042" calcext:value-type="float">
            <text:p>3.14042</text:p>
          </table:table-cell>
          <table:table-cell office:value-type="float" office:value="1.57275" calcext:value-type="float">
            <text:p>1.57275</text:p>
          </table:table-cell>
          <table:table-cell office:value-type="float" office:value="0.169247" calcext:value-type="float">
            <text:p>0.169247</text:p>
          </table:table-cell>
          <table:table-cell office:value-type="float" office:value="0.169194" calcext:value-type="float">
            <text:p>0.169194</text:p>
          </table:table-cell>
          <table:table-cell office:value-type="float" office:value="5.97676" calcext:value-type="float">
            <text:p>5.97676</text:p>
          </table:table-cell>
          <table:table-cell office:value-type="float" office:value="13.1469" calcext:value-type="float">
            <text:p>13.1469</text:p>
          </table:table-cell>
          <table:table-cell office:value-type="float" office:value="4.3249" calcext:value-type="float">
            <text:p>4.3249</text:p>
          </table:table-cell>
          <table:table-cell office:value-type="float" office:value="0.411396" calcext:value-type="float">
            <text:p>0.411396</text:p>
          </table:table-cell>
          <table:table-cell office:value-type="float" office:value="0.411332" calcext:value-type="float">
            <text:p>0.411332</text:p>
          </table:table-cell>
          <table:table-cell office:value-type="float" office:value="0.513953" calcext:value-type="float">
            <text:p>0.513953</text:p>
          </table:table-cell>
          <table:table-cell office:value-type="float" office:value="1.81237" calcext:value-type="float">
            <text:p>1.81237</text:p>
          </table:table-cell>
          <table:table-cell office:value-type="float" office:value="1.36064" calcext:value-type="float">
            <text:p>1.36064</text:p>
          </table:table-cell>
          <table:table-cell office:value-type="float" office:value="6.31520005793303" calcext:value-type="float">
            <text:p>6.3152000579</text:p>
          </table:table-cell>
          <table:table-cell office:value-type="float" office:value="0.204927228648521" calcext:value-type="float">
            <text:p>0.2049272286</text:p>
          </table:table-cell>
          <table:table-cell office:value-type="float" office:value="0.063234715788863" calcext:value-type="float">
            <text:p>0.0632347158</text:p>
          </table:table-cell>
          <table:table-cell office:value-type="float" office:value="0.145737938599733" calcext:value-type="float">
            <text:p>0.1457379386</text:p>
          </table:table-cell>
          <table:table-cell office:value-type="float" office:value="0.0000000915368408201861" calcext:value-type="float">
            <text:p>9.15368408201861E-08</text:p>
          </table:table-cell>
          <table:table-cell office:value-type="float" office:value="0.0000000670319458187206" calcext:value-type="float">
            <text:p>0.000000067</text:p>
          </table:table-cell>
          <table:table-cell office:value-type="float" office:value="9.56004201190338" calcext:value-type="float">
            <text:p>9.5600420119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340147" calcext:value-type="float">
            <text:p>0.34014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.40985" calcext:value-type="float">
            <text:p>4.40985</text:p>
          </table:table-cell>
          <table:table-cell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office:value-type="float" office:value="0.329859059349242" calcext:value-type="float">
            <text:p>0.3298590593</text:p>
          </table:table-cell>
          <table:table-cell office:value-type="float" office:value="0.25" calcext:value-type="float">
            <text:p>0.25</text:p>
          </table:table-cell>
          <table:table-cell table:formula="of:=[.AU22]-[.AF22]" office:value-type="float" office:value="0.0450727713514786" calcext:value-type="float">
            <text:p>0.0450727714</text:p>
          </table:table-cell>
          <table:table-cell table:formula="of:=ABS([.AV22])/[.AF22]" office:value-type="float" office:value="0.219945253974935" calcext:value-type="float">
            <text:p>0.219945254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313" calcext:value-type="float">
            <text:p>5.3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0285351" calcext:value-type="float">
            <text:p>-2.85351E-05</text:p>
          </table:table-cell>
          <table:table-cell office:value-type="float" office:value="-0.000627764" calcext:value-type="float">
            <text:p>-0.000627764</text:p>
          </table:table-cell>
          <table:table-cell office:value-type="float" office:value="4.89713" calcext:value-type="float">
            <text:p>4.89713</text:p>
          </table:table-cell>
          <table:table-cell office:value-type="float" office:value="3.13921" calcext:value-type="float">
            <text:p>3.13921</text:p>
          </table:table-cell>
          <table:table-cell office:value-type="float" office:value="1.56984" calcext:value-type="float">
            <text:p>1.56984</text:p>
          </table:table-cell>
          <table:table-cell office:value-type="float" office:value="0.295297" calcext:value-type="float">
            <text:p>0.295297</text:p>
          </table:table-cell>
          <table:table-cell office:value-type="float" office:value="0.295156" calcext:value-type="float">
            <text:p>0.295156</text:p>
          </table:table-cell>
          <table:table-cell office:value-type="float" office:value="24.4927" calcext:value-type="float">
            <text:p>24.4927</text:p>
          </table:table-cell>
          <table:table-cell office:value-type="float" office:value="13.1455" calcext:value-type="float">
            <text:p>13.1455</text:p>
          </table:table-cell>
          <table:table-cell office:value-type="float" office:value="4.55253" calcext:value-type="float">
            <text:p>4.55253</text:p>
          </table:table-cell>
          <table:table-cell office:value-type="float" office:value="0.543412" calcext:value-type="float">
            <text:p>0.543412</text:p>
          </table:table-cell>
          <table:table-cell office:value-type="float" office:value="0.543283" calcext:value-type="float">
            <text:p>0.543283</text:p>
          </table:table-cell>
          <table:table-cell office:value-type="float" office:value="0.714758" calcext:value-type="float">
            <text:p>0.714758</text:p>
          </table:table-cell>
          <table:table-cell office:value-type="float" office:value="1.81407" calcext:value-type="float">
            <text:p>1.81407</text:p>
          </table:table-cell>
          <table:table-cell office:value-type="float" office:value="1.44504" calcext:value-type="float">
            <text:p>1.44504</text:p>
          </table:table-cell>
          <table:table-cell office:value-type="float" office:value="25.0831845921042" calcext:value-type="float">
            <text:p>25.0831845921</text:p>
          </table:table-cell>
          <table:table-cell office:value-type="float" office:value="0.201486234096093" calcext:value-type="float">
            <text:p>0.2014862341</text:p>
          </table:table-cell>
          <table:table-cell office:value-type="float" office:value="0.0609016799957424" calcext:value-type="float">
            <text:p>0.06090168</text:p>
          </table:table-cell>
          <table:table-cell office:value-type="float" office:value="0.14249553489677" calcext:value-type="float">
            <text:p>0.1424955349</text:p>
          </table:table-cell>
          <table:table-cell office:value-type="float" office:value="0.00000039170202211567" calcext:value-type="float">
            <text:p>3.9170202211567E-07</text:p>
          </table:table-cell>
          <table:table-cell office:value-type="float" office:value="0.00000122744379303604" calcext:value-type="float">
            <text:p>1.22744379303604E-06</text:p>
          </table:table-cell>
          <table:table-cell office:value-type="float" office:value="14.1828254847645" calcext:value-type="float">
            <text:p>14.1828254848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078" calcext:value-type="float">
            <text:p>20.8078</text:p>
          </table:table-cell>
          <table:table-cell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office:value-type="float" office:value="0.174934183276249" calcext:value-type="float">
            <text:p>0.1749341833</text:p>
          </table:table-cell>
          <table:table-cell office:value-type="float" office:value="0.25" calcext:value-type="float">
            <text:p>0.25</text:p>
          </table:table-cell>
          <table:table-cell table:formula="of:=[.AU23]-[.AF23]" office:value-type="float" office:value="0.0485137659039067" calcext:value-type="float">
            <text:p>0.0485137659</text:p>
          </table:table-cell>
          <table:table-cell table:formula="of:=ABS([.AV23])/[.AF23]" office:value-type="float" office:value="0.240779555593706" calcext:value-type="float">
            <text:p>0.2407795556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02" calcext:value-type="float">
            <text:p>2.8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4631" calcext:value-type="float">
            <text:p>-0.0004631</text:p>
          </table:table-cell>
          <table:table-cell office:value-type="float" office:value="0.000454227" calcext:value-type="float">
            <text:p>0.000454227</text:p>
          </table:table-cell>
          <table:table-cell office:value-type="float" office:value="4.89613" calcext:value-type="float">
            <text:p>4.89613</text:p>
          </table:table-cell>
          <table:table-cell office:value-type="float" office:value="3.14254" calcext:value-type="float">
            <text:p>3.14254</text:p>
          </table:table-cell>
          <table:table-cell office:value-type="float" office:value="1.57075" calcext:value-type="float">
            <text:p>1.57075</text:p>
          </table:table-cell>
          <table:table-cell office:value-type="float" office:value="0.294943" calcext:value-type="float">
            <text:p>0.294943</text:p>
          </table:table-cell>
          <table:table-cell office:value-type="float" office:value="0.295147" calcext:value-type="float">
            <text:p>0.295147</text:p>
          </table:table-cell>
          <table:table-cell office:value-type="float" office:value="24.4832" calcext:value-type="float">
            <text:p>24.4832</text:p>
          </table:table-cell>
          <table:table-cell office:value-type="float" office:value="13.1676" calcext:value-type="float">
            <text:p>13.1676</text:p>
          </table:table-cell>
          <table:table-cell office:value-type="float" office:value="4.55557" calcext:value-type="float">
            <text:p>4.55557</text:p>
          </table:table-cell>
          <table:table-cell office:value-type="float" office:value="0.543086" calcext:value-type="float">
            <text:p>0.543086</text:p>
          </table:table-cell>
          <table:table-cell office:value-type="float" office:value="0.543274" calcext:value-type="float">
            <text:p>0.543274</text:p>
          </table:table-cell>
          <table:table-cell office:value-type="float" office:value="0.71487" calcext:value-type="float">
            <text:p>0.71487</text:p>
          </table:table-cell>
          <table:table-cell office:value-type="float" office:value="1.8144" calcext:value-type="float">
            <text:p>1.8144</text:p>
          </table:table-cell>
          <table:table-cell office:value-type="float" office:value="1.4451" calcext:value-type="float">
            <text:p>1.4451</text:p>
          </table:table-cell>
          <table:table-cell office:value-type="float" office:value="25.0732415587447" calcext:value-type="float">
            <text:p>25.0732415587</text:p>
          </table:table-cell>
          <table:table-cell office:value-type="float" office:value="0.201478738608342" calcext:value-type="float">
            <text:p>0.2014787386</text:p>
          </table:table-cell>
          <table:table-cell office:value-type="float" office:value="0.0609167460882666" calcext:value-type="float">
            <text:p>0.0609167461</text:p>
          </table:table-cell>
          <table:table-cell office:value-type="float" office:value="0.142558984203234" calcext:value-type="float">
            <text:p>0.1425589842</text:p>
          </table:table-cell>
          <table:table-cell office:value-type="float" office:value="0.000000272935937600025" calcext:value-type="float">
            <text:p>2.72935937600025E-07</text:p>
          </table:table-cell>
          <table:table-cell office:value-type="float" office:value="0.000000595952208268838" calcext:value-type="float">
            <text:p>0.000000596</text:p>
          </table:table-cell>
          <table:table-cell office:value-type="float" office:value="13.7242419165689" calcext:value-type="float">
            <text:p>13.7242419166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078" calcext:value-type="float">
            <text:p>20.8078</text:p>
          </table:table-cell>
          <table:table-cell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office:value-type="float" office:value="0.174934183276249" calcext:value-type="float">
            <text:p>0.1749341833</text:p>
          </table:table-cell>
          <table:table-cell office:value-type="float" office:value="0.25" calcext:value-type="float">
            <text:p>0.25</text:p>
          </table:table-cell>
          <table:table-cell table:formula="of:=[.AU24]-[.AF24]" office:value-type="float" office:value="0.0485212613916575" calcext:value-type="float">
            <text:p>0.0485212614</text:p>
          </table:table-cell>
          <table:table-cell table:formula="of:=ABS([.AV24])/[.AF24]" office:value-type="float" office:value="0.240825715541027" calcext:value-type="float">
            <text:p>0.2408257155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115885" calcext:value-type="float">
            <text:p>-0.000115885</text:p>
          </table:table-cell>
          <table:table-cell office:value-type="float" office:value="-0.0000290963" calcext:value-type="float">
            <text:p>-2.90963E-05</text:p>
          </table:table-cell>
          <table:table-cell office:value-type="float" office:value="4.89685" calcext:value-type="float">
            <text:p>4.89685</text:p>
          </table:table-cell>
          <table:table-cell office:value-type="float" office:value="3.13643" calcext:value-type="float">
            <text:p>3.13643</text:p>
          </table:table-cell>
          <table:table-cell office:value-type="float" office:value="1.57162" calcext:value-type="float">
            <text:p>1.57162</text:p>
          </table:table-cell>
          <table:table-cell office:value-type="float" office:value="0.295406" calcext:value-type="float">
            <text:p>0.295406</text:p>
          </table:table-cell>
          <table:table-cell office:value-type="float" office:value="0.294319" calcext:value-type="float">
            <text:p>0.294319</text:p>
          </table:table-cell>
          <table:table-cell office:value-type="float" office:value="24.4907" calcext:value-type="float">
            <text:p>24.4907</text:p>
          </table:table-cell>
          <table:table-cell office:value-type="float" office:value="13.1257" calcext:value-type="float">
            <text:p>13.1257</text:p>
          </table:table-cell>
          <table:table-cell office:value-type="float" office:value="4.55848" calcext:value-type="float">
            <text:p>4.5584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542512" calcext:value-type="float">
            <text:p>0.542512</text:p>
          </table:table-cell>
          <table:table-cell office:value-type="float" office:value="0.715227" calcext:value-type="float">
            <text:p>0.715227</text:p>
          </table:table-cell>
          <table:table-cell office:value-type="float" office:value="1.81343" calcext:value-type="float">
            <text:p>1.81343</text:p>
          </table:table-cell>
          <table:table-cell office:value-type="float" office:value="1.44517" calcext:value-type="float">
            <text:p>1.44517</text:p>
          </table:table-cell>
          <table:table-cell office:value-type="float" office:value="25.0804596034442" calcext:value-type="float">
            <text:p>25.0804596034</text:p>
          </table:table-cell>
          <table:table-cell office:value-type="float" office:value="0.201441481307609" calcext:value-type="float">
            <text:p>0.2014414813</text:p>
          </table:table-cell>
          <table:table-cell office:value-type="float" office:value="0.0608787034231557" calcext:value-type="float">
            <text:p>0.0608787034</text:p>
          </table:table-cell>
          <table:table-cell office:value-type="float" office:value="0.142478184406427" calcext:value-type="float">
            <text:p>0.1424781844</text:p>
          </table:table-cell>
          <table:table-cell office:value-type="float" office:value="0.000000312890065729167" calcext:value-type="float">
            <text:p>3.12890065729167E-07</text:p>
          </table:table-cell>
          <table:table-cell office:value-type="float" office:value="0.00000078320154585602" calcext:value-type="float">
            <text:p>7.8320154585602E-07</text:p>
          </table:table-cell>
          <table:table-cell office:value-type="float" office:value="13.7588176016124" calcext:value-type="float">
            <text:p>13.7588176016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078" calcext:value-type="float">
            <text:p>20.8078</text:p>
          </table:table-cell>
          <table:table-cell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office:value-type="float" office:value="0.174934183276249" calcext:value-type="float">
            <text:p>0.1749341833</text:p>
          </table:table-cell>
          <table:table-cell office:value-type="float" office:value="0.25" calcext:value-type="float">
            <text:p>0.25</text:p>
          </table:table-cell>
          <table:table-cell table:formula="of:=[.AU25]-[.AF25]" office:value-type="float" office:value="0.0485585186923906" calcext:value-type="float">
            <text:p>0.0485585187</text:p>
          </table:table-cell>
          <table:table-cell table:formula="of:=ABS([.AV25])/[.AF25]" office:value-type="float" office:value="0.241055210561323" calcext:value-type="float">
            <text:p>0.2410552106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836" calcext:value-type="float">
            <text:p>4.8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127163" calcext:value-type="float">
            <text:p>0.00127163</text:p>
          </table:table-cell>
          <table:table-cell office:value-type="float" office:value="-0.000590362" calcext:value-type="float">
            <text:p>-0.000590362</text:p>
          </table:table-cell>
          <table:table-cell office:value-type="float" office:value="4.89848" calcext:value-type="float">
            <text:p>4.89848</text:p>
          </table:table-cell>
          <table:table-cell office:value-type="float" office:value="3.14546" calcext:value-type="float">
            <text:p>3.14546</text:p>
          </table:table-cell>
          <table:table-cell office:value-type="float" office:value="1.56885" calcext:value-type="float">
            <text:p>1.56885</text:p>
          </table:table-cell>
          <table:table-cell office:value-type="float" office:value="0.29466" calcext:value-type="float">
            <text:p>0.29466</text:p>
          </table:table-cell>
          <table:table-cell office:value-type="float" office:value="0.294418" calcext:value-type="float">
            <text:p>0.294418</text:p>
          </table:table-cell>
          <table:table-cell office:value-type="float" office:value="24.5061" calcext:value-type="float">
            <text:p>24.5061</text:p>
          </table:table-cell>
          <table:table-cell office:value-type="float" office:value="13.1885" calcext:value-type="float">
            <text:p>13.1885</text:p>
          </table:table-cell>
          <table:table-cell office:value-type="float" office:value="4.55004" calcext:value-type="float">
            <text:p>4.55004</text:p>
          </table:table-cell>
          <table:table-cell office:value-type="float" office:value="0.542825" calcext:value-type="float">
            <text:p>0.542825</text:p>
          </table:table-cell>
          <table:table-cell office:value-type="float" office:value="0.542603" calcext:value-type="float">
            <text:p>0.542603</text:p>
          </table:table-cell>
          <table:table-cell office:value-type="float" office:value="0.71484" calcext:value-type="float">
            <text:p>0.71484</text:p>
          </table:table-cell>
          <table:table-cell office:value-type="float" office:value="1.81508" calcext:value-type="float">
            <text:p>1.81508</text:p>
          </table:table-cell>
          <table:table-cell office:value-type="float" office:value="1.44525" calcext:value-type="float">
            <text:p>1.44525</text:p>
          </table:table-cell>
          <table:table-cell office:value-type="float" office:value="25.0951456058555" calcext:value-type="float">
            <text:p>25.0951456059</text:p>
          </table:table-cell>
          <table:table-cell office:value-type="float" office:value="0.201364081909189" calcext:value-type="float">
            <text:p>0.2013640819</text:p>
          </table:table-cell>
          <table:table-cell office:value-type="float" office:value="0.0608220489972873" calcext:value-type="float">
            <text:p>0.060822049</text:p>
          </table:table-cell>
          <table:table-cell office:value-type="float" office:value="0.142388747849529" calcext:value-type="float">
            <text:p>0.1423887478</text:p>
          </table:table-cell>
          <table:table-cell office:value-type="float" office:value="0.000000494154596417526" calcext:value-type="float">
            <text:p>4.94154596417526E-07</text:p>
          </table:table-cell>
          <table:table-cell office:value-type="float" office:value="0.00000195351012128454" calcext:value-type="float">
            <text:p>1.95351012128454E-06</text:p>
          </table:table-cell>
          <table:table-cell office:value-type="float" office:value="14.3417366946779" calcext:value-type="float">
            <text:p>14.341736694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078" calcext:value-type="float">
            <text:p>20.8078</text:p>
          </table:table-cell>
          <table:table-cell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office:value-type="float" office:value="0.174934183276249" calcext:value-type="float">
            <text:p>0.1749341833</text:p>
          </table:table-cell>
          <table:table-cell office:value-type="float" office:value="0.25" calcext:value-type="float">
            <text:p>0.25</text:p>
          </table:table-cell>
          <table:table-cell table:formula="of:=[.AU26]-[.AF26]" office:value-type="float" office:value="0.0486359180908113" calcext:value-type="float">
            <text:p>0.0486359181</text:p>
          </table:table-cell>
          <table:table-cell table:formula="of:=ABS([.AV26])/[.AF26]" office:value-type="float" office:value="0.241532241647471" calcext:value-type="float">
            <text:p>0.2415322416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.9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929239" calcext:value-type="float">
            <text:p>-0.000929239</text:p>
          </table:table-cell>
          <table:table-cell office:value-type="float" office:value="-0.000227481" calcext:value-type="float">
            <text:p>-0.000227481</text:p>
          </table:table-cell>
          <table:table-cell office:value-type="float" office:value="4.89709" calcext:value-type="float">
            <text:p>4.89709</text:p>
          </table:table-cell>
          <table:table-cell office:value-type="float" office:value="3.14384" calcext:value-type="float">
            <text:p>3.14384</text:p>
          </table:table-cell>
          <table:table-cell office:value-type="float" office:value="1.57132" calcext:value-type="float">
            <text:p>1.57132</text:p>
          </table:table-cell>
          <table:table-cell office:value-type="float" office:value="0.294672" calcext:value-type="float">
            <text:p>0.294672</text:p>
          </table:table-cell>
          <table:table-cell office:value-type="float" office:value="0.294204" calcext:value-type="float">
            <text:p>0.294204</text:p>
          </table:table-cell>
          <table:table-cell office:value-type="float" office:value="24.4927" calcext:value-type="float">
            <text:p>24.4927</text:p>
          </table:table-cell>
          <table:table-cell office:value-type="float" office:value="13.1787" calcext:value-type="float">
            <text:p>13.1787</text:p>
          </table:table-cell>
          <table:table-cell office:value-type="float" office:value="4.55789" calcext:value-type="float">
            <text:p>4.55789</text:p>
          </table:table-cell>
          <table:table-cell office:value-type="float" office:value="0.542836" calcext:value-type="float">
            <text:p>0.542836</text:p>
          </table:table-cell>
          <table:table-cell office:value-type="float" office:value="0.542405" calcext:value-type="float">
            <text:p>0.542405</text:p>
          </table:table-cell>
          <table:table-cell office:value-type="float" office:value="0.715032" calcext:value-type="float">
            <text:p>0.715032</text:p>
          </table:table-cell>
          <table:table-cell office:value-type="float" office:value="1.8152" calcext:value-type="float">
            <text:p>1.8152</text:p>
          </table:table-cell>
          <table:table-cell office:value-type="float" office:value="1.44528" calcext:value-type="float">
            <text:p>1.44528</text:p>
          </table:table-cell>
          <table:table-cell office:value-type="float" office:value="25.0815879936286" calcext:value-type="float">
            <text:p>25.0815879936</text:p>
          </table:table-cell>
          <table:table-cell office:value-type="float" office:value="0.201342499489368" calcext:value-type="float">
            <text:p>0.2013424995</text:p>
          </table:table-cell>
          <table:table-cell office:value-type="float" office:value="0.0608593318631497" calcext:value-type="float">
            <text:p>0.0608593319</text:p>
          </table:table-cell>
          <table:table-cell office:value-type="float" office:value="0.142550095624392" calcext:value-type="float">
            <text:p>0.1425500956</text:p>
          </table:table-cell>
          <table:table-cell office:value-type="float" office:value="0.0000002801517781269" calcext:value-type="float">
            <text:p>2.801517781269E-07</text:p>
          </table:table-cell>
          <table:table-cell office:value-type="float" office:value="0.000000627880150301309" calcext:value-type="float">
            <text:p>6.27880150301309E-07</text:p>
          </table:table-cell>
          <table:table-cell office:value-type="float" office:value="14.1877381364739" calcext:value-type="float">
            <text:p>14.187738136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078" calcext:value-type="float">
            <text:p>20.8078</text:p>
          </table:table-cell>
          <table:table-cell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office:value-type="float" office:value="0.174934183276249" calcext:value-type="float">
            <text:p>0.1749341833</text:p>
          </table:table-cell>
          <table:table-cell office:value-type="float" office:value="0.25" calcext:value-type="float">
            <text:p>0.25</text:p>
          </table:table-cell>
          <table:table-cell table:formula="of:=[.AU27]-[.AF27]" office:value-type="float" office:value="0.0486575005106315" calcext:value-type="float">
            <text:p>0.0486575005</text:p>
          </table:table-cell>
          <table:table-cell table:formula="of:=ABS([.AV27])/[.AF27]" office:value-type="float" office:value="0.241665324678264" calcext:value-type="float">
            <text:p>0.2416653247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311" calcext:value-type="float">
            <text:p>4.3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-0.000319952" calcext:value-type="float">
            <text:p>-0.000319952</text:p>
          </table:table-cell>
          <table:table-cell office:value-type="float" office:value="0.000369296" calcext:value-type="float">
            <text:p>0.000369296</text:p>
          </table:table-cell>
          <table:table-cell office:value-type="float" office:value="4.89745" calcext:value-type="float">
            <text:p>4.89745</text:p>
          </table:table-cell>
          <table:table-cell office:value-type="float" office:value="3.14401" calcext:value-type="float">
            <text:p>3.14401</text:p>
          </table:table-cell>
          <table:table-cell office:value-type="float" office:value="1.57176" calcext:value-type="float">
            <text:p>1.57176</text:p>
          </table:table-cell>
          <table:table-cell office:value-type="float" office:value="0.294703" calcext:value-type="float">
            <text:p>0.294703</text:p>
          </table:table-cell>
          <table:table-cell office:value-type="float" office:value="0.294556" calcext:value-type="float">
            <text:p>0.294556</text:p>
          </table:table-cell>
          <table:table-cell office:value-type="float" office:value="24.4967" calcext:value-type="float">
            <text:p>24.4967</text:p>
          </table:table-cell>
          <table:table-cell office:value-type="float" office:value="13.1745" calcext:value-type="float">
            <text:p>13.1745</text:p>
          </table:table-cell>
          <table:table-cell office:value-type="float" office:value="4.55926" calcext:value-type="float">
            <text:p>4.55926</text:p>
          </table:table-cell>
          <table:table-cell office:value-type="float" office:value="0.542865" calcext:value-type="float">
            <text:p>0.542865</text:p>
          </table:table-cell>
          <table:table-cell office:value-type="float" office:value="0.54273" calcext:value-type="float">
            <text:p>0.54273</text:p>
          </table:table-cell>
          <table:table-cell office:value-type="float" office:value="0.715305" calcext:value-type="float">
            <text:p>0.715305</text:p>
          </table:table-cell>
          <table:table-cell office:value-type="float" office:value="1.81376" calcext:value-type="float">
            <text:p>1.81376</text:p>
          </table:table-cell>
          <table:table-cell office:value-type="float" office:value="1.44528" calcext:value-type="float">
            <text:p>1.44528</text:p>
          </table:table-cell>
          <table:table-cell office:value-type="float" office:value="25.0859282454529" calcext:value-type="float">
            <text:p>25.0859282455</text:p>
          </table:table-cell>
          <table:table-cell office:value-type="float" office:value="0.201380481798893" calcext:value-type="float">
            <text:p>0.2013804818</text:p>
          </table:table-cell>
          <table:table-cell office:value-type="float" office:value="0.0608493497561838" calcext:value-type="float">
            <text:p>0.0608493498</text:p>
          </table:table-cell>
          <table:table-cell office:value-type="float" office:value="0.142461402866283" calcext:value-type="float">
            <text:p>0.1424614029</text:p>
          </table:table-cell>
          <table:table-cell office:value-type="float" office:value="0.000000270935487762224" calcext:value-type="float">
            <text:p>2.70935487762224E-07</text:p>
          </table:table-cell>
          <table:table-cell office:value-type="float" office:value="0.000000587248308231635" calcext:value-type="float">
            <text:p>5.87248308231635E-07</text:p>
          </table:table-cell>
          <table:table-cell office:value-type="float" office:value="13.5899137358991" calcext:value-type="float">
            <text:p>13.5899137359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078" calcext:value-type="float">
            <text:p>20.8078</text:p>
          </table:table-cell>
          <table:table-cell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office:value-type="float" office:value="0.174934183276249" calcext:value-type="float">
            <text:p>0.1749341833</text:p>
          </table:table-cell>
          <table:table-cell office:value-type="float" office:value="0.25" calcext:value-type="float">
            <text:p>0.25</text:p>
          </table:table-cell>
          <table:table-cell table:formula="of:=[.AU28]-[.AF28]" office:value-type="float" office:value="0.0486195182011067" calcext:value-type="float">
            <text:p>0.0486195182</text:p>
          </table:table-cell>
          <table:table-cell table:formula="of:=ABS([.AV28])/[.AF28]" office:value-type="float" office:value="0.241431134570729" calcext:value-type="float">
            <text:p>0.2414311346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43" calcext:value-type="float">
            <text:p>3.6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.5</text:p>
          </table:table-cell>
          <table:table-cell office:value-type="float" office:value="0.000987194" calcext:value-type="float">
            <text:p>0.000987194</text:p>
          </table:table-cell>
          <table:table-cell office:value-type="float" office:value="-0.000509323" calcext:value-type="float">
            <text:p>-0.000509323</text:p>
          </table:table-cell>
          <table:table-cell office:value-type="float" office:value="4.89788" calcext:value-type="float">
            <text:p>4.89788</text:p>
          </table:table-cell>
          <table:table-cell office:value-type="float" office:value="3.14034" calcext:value-type="float">
            <text:p>3.14034</text:p>
          </table:table-cell>
          <table:table-cell office:value-type="float" office:value="1.57035" calcext:value-type="float">
            <text:p>1.57035</text:p>
          </table:table-cell>
          <table:table-cell office:value-type="float" office:value="0.294342" calcext:value-type="float">
            <text:p>0.294342</text:p>
          </table:table-cell>
          <table:table-cell office:value-type="float" office:value="0.294207" calcext:value-type="float">
            <text:p>0.294207</text:p>
          </table:table-cell>
          <table:table-cell office:value-type="float" office:value="24.4993" calcext:value-type="float">
            <text:p>24.4993</text:p>
          </table:table-cell>
          <table:table-cell office:value-type="float" office:value="13.1572" calcext:value-type="float">
            <text:p>13.1572</text:p>
          </table:table-cell>
          <table:table-cell office:value-type="float" office:value="4.55487" calcext:value-type="float">
            <text:p>4.55487</text:p>
          </table:table-cell>
          <table:table-cell office:value-type="float" office:value="0.542532" calcext:value-type="float">
            <text:p>0.542532</text:p>
          </table:table-cell>
          <table:table-cell office:value-type="float" office:value="0.542408" calcext:value-type="float">
            <text:p>0.542408</text:p>
          </table:table-cell>
          <table:table-cell office:value-type="float" office:value="0.714197" calcext:value-type="float">
            <text:p>0.714197</text:p>
          </table:table-cell>
          <table:table-cell office:value-type="float" office:value="1.81535" calcext:value-type="float">
            <text:p>1.81535</text:p>
          </table:table-cell>
          <table:table-cell office:value-type="float" office:value="1.44529" calcext:value-type="float">
            <text:p>1.44529</text:p>
          </table:table-cell>
          <table:table-cell office:value-type="float" office:value="25.0878250451591" calcext:value-type="float">
            <text:p>25.0878250452</text:p>
          </table:table-cell>
          <table:table-cell office:value-type="float" office:value="0.201121070625863" calcext:value-type="float">
            <text:p>0.2011210706</text:p>
          </table:table-cell>
          <table:table-cell office:value-type="float" office:value="0.0606984181605589" calcext:value-type="float">
            <text:p>0.0606984182</text:p>
          </table:table-cell>
          <table:table-cell office:value-type="float" office:value="0.142298043243277" calcext:value-type="float">
            <text:p>0.1422980432</text:p>
          </table:table-cell>
          <table:table-cell office:value-type="float" office:value="0.000000367966642536325" calcext:value-type="float">
            <text:p>0.000000368</text:p>
          </table:table-cell>
          <table:table-cell office:value-type="float" office:value="0.00000108319560015564" calcext:value-type="float">
            <text:p>1.08319560015564E-06</text:p>
          </table:table-cell>
          <table:table-cell office:value-type="float" office:value="13.9035980991175" calcext:value-type="float">
            <text:p>13.9035980991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192236" calcext:value-type="float">
            <text:p>0.19223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0.8078" calcext:value-type="float">
            <text:p>20.8078</text:p>
          </table:table-cell>
          <table:table-cell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office:value-type="float" office:value="0.174934183276249" calcext:value-type="float">
            <text:p>0.1749341833</text:p>
          </table:table-cell>
          <table:table-cell office:value-type="float" office:value="0.25" calcext:value-type="float">
            <text:p>0.25</text:p>
          </table:table-cell>
          <table:table-cell table:formula="of:=[.AU29]-[.AF29]" office:value-type="float" office:value="0.0488789293741371" calcext:value-type="float">
            <text:p>0.0488789294</text:p>
          </table:table-cell>
          <table:table-cell table:formula="of:=ABS([.AV29])/[.AF29]" office:value-type="float" office:value="0.243032364644998" calcext:value-type="float">
            <text:p>0.2430323646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311" calcext:value-type="float">
            <text:p>4.3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167622" calcext:value-type="float">
            <text:p>0.00167622</text:p>
          </table:table-cell>
          <table:table-cell office:value-type="float" office:value="0.000522349" calcext:value-type="float">
            <text:p>0.000522349</text:p>
          </table:table-cell>
          <table:table-cell office:value-type="float" office:value="9.89723" calcext:value-type="float">
            <text:p>9.89723</text:p>
          </table:table-cell>
          <table:table-cell office:value-type="float" office:value="3.14035" calcext:value-type="float">
            <text:p>3.14035</text:p>
          </table:table-cell>
          <table:table-cell office:value-type="float" office:value="1.56907" calcext:value-type="float">
            <text:p>1.56907</text:p>
          </table:table-cell>
          <table:table-cell office:value-type="float" office:value="0.545995" calcext:value-type="float">
            <text:p>0.545995</text:p>
          </table:table-cell>
          <table:table-cell office:value-type="float" office:value="0.545445" calcext:value-type="float">
            <text:p>0.545445</text:p>
          </table:table-cell>
          <table:table-cell office:value-type="float" office:value="98.9649" calcext:value-type="float">
            <text:p>98.9649</text:p>
          </table:table-cell>
          <table:table-cell office:value-type="float" office:value="13.1511" calcext:value-type="float">
            <text:p>13.1511</text:p>
          </table:table-cell>
          <table:table-cell office:value-type="float" office:value="4.67369" calcext:value-type="float">
            <text:p>4.67369</text:p>
          </table:table-cell>
          <table:table-cell office:value-type="float" office:value="0.738913" calcext:value-type="float">
            <text:p>0.738913</text:p>
          </table:table-cell>
          <table:table-cell office:value-type="float" office:value="0.738542" calcext:value-type="float">
            <text:p>0.738542</text:p>
          </table:table-cell>
          <table:table-cell office:value-type="float" office:value="1.00482" calcext:value-type="float">
            <text:p>1.00482</text:p>
          </table:table-cell>
          <table:table-cell office:value-type="float" office:value="1.81364" calcext:value-type="float">
            <text:p>1.81364</text:p>
          </table:table-cell>
          <table:table-cell office:value-type="float" office:value="1.48719" calcext:value-type="float">
            <text:p>1.48719</text:p>
          </table:table-cell>
          <table:table-cell office:value-type="float" office:value="100.056321215082" calcext:value-type="float">
            <text:p>100.0563212151</text:p>
          </table:table-cell>
          <table:table-cell office:value-type="float" office:value="0.200615422609334" calcext:value-type="float">
            <text:p>0.2006154226</text:p>
          </table:table-cell>
          <table:table-cell office:value-type="float" office:value="0.0603517657632554" calcext:value-type="float">
            <text:p>0.0603517658</text:p>
          </table:table-cell>
          <table:table-cell office:value-type="float" office:value="0.14179286997072" calcext:value-type="float">
            <text:p>0.14179287</text:p>
          </table:table-cell>
          <table:table-cell office:value-type="float" office:value="0.00000064682133423922" calcext:value-type="float">
            <text:p>6.4682133423922E-07</text:p>
          </table:table-cell>
          <table:table-cell office:value-type="float" office:value="0.00000334702270741604" calcext:value-type="float">
            <text:p>0.000003347</text:p>
          </table:table-cell>
          <table:table-cell office:value-type="float" office:value="27.0273837017486" calcext:value-type="float">
            <text:p>27.027383701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901" calcext:value-type="float">
            <text:p>90.901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office:value-type="float" office:value="0.109953019783081" calcext:value-type="float">
            <text:p>0.1099530198</text:p>
          </table:table-cell>
          <table:table-cell office:value-type="float" office:value="0.25" calcext:value-type="float">
            <text:p>0.25</text:p>
          </table:table-cell>
          <table:table-cell table:formula="of:=[.AU30]-[.AF30]" office:value-type="float" office:value="0.0493845773906657" calcext:value-type="float">
            <text:p>0.0493845774</text:p>
          </table:table-cell>
          <table:table-cell table:formula="of:=ABS([.AV30])/[.AF30]" office:value-type="float" office:value="0.246165408164227" calcext:value-type="float">
            <text:p>0.2461654082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661261" calcext:value-type="float">
            <text:p>0.000661261</text:p>
          </table:table-cell>
          <table:table-cell office:value-type="float" office:value="0.000882599" calcext:value-type="float">
            <text:p>0.000882599</text:p>
          </table:table-cell>
          <table:table-cell office:value-type="float" office:value="9.89722" calcext:value-type="float">
            <text:p>9.89722</text:p>
          </table:table-cell>
          <table:table-cell office:value-type="float" office:value="3.14155" calcext:value-type="float">
            <text:p>3.14155</text:p>
          </table:table-cell>
          <table:table-cell office:value-type="float" office:value="1.57106" calcext:value-type="float">
            <text:p>1.57106</text:p>
          </table:table-cell>
          <table:table-cell office:value-type="float" office:value="0.543814" calcext:value-type="float">
            <text:p>0.543814</text:p>
          </table:table-cell>
          <table:table-cell office:value-type="float" office:value="0.545406" calcext:value-type="float">
            <text:p>0.545406</text:p>
          </table:table-cell>
          <table:table-cell office:value-type="float" office:value="98.9662" calcext:value-type="float">
            <text:p>98.9662</text:p>
          </table:table-cell>
          <table:table-cell office:value-type="float" office:value="13.1629" calcext:value-type="float">
            <text:p>13.1629</text:p>
          </table:table-cell>
          <table:table-cell office:value-type="float" office:value="4.68025" calcext:value-type="float">
            <text:p>4.68025</text:p>
          </table:table-cell>
          <table:table-cell office:value-type="float" office:value="0.737437" calcext:value-type="float">
            <text:p>0.737437</text:p>
          </table:table-cell>
          <table:table-cell office:value-type="float" office:value="0.738515" calcext:value-type="float">
            <text:p>0.738515</text:p>
          </table:table-cell>
          <table:table-cell office:value-type="float" office:value="1.00557" calcext:value-type="float">
            <text:p>1.00557</text:p>
          </table:table-cell>
          <table:table-cell office:value-type="float" office:value="1.81481" calcext:value-type="float">
            <text:p>1.81481</text:p>
          </table:table-cell>
          <table:table-cell office:value-type="float" office:value="1.48729" calcext:value-type="float">
            <text:p>1.48729</text:p>
          </table:table-cell>
          <table:table-cell office:value-type="float" office:value="100.055406617386" calcext:value-type="float">
            <text:p>100.0554066174</text:p>
          </table:table-cell>
          <table:table-cell office:value-type="float" office:value="0.20059960007767" calcext:value-type="float">
            <text:p>0.2005996001</text:p>
          </table:table-cell>
          <table:table-cell office:value-type="float" office:value="0.0603830133255342" calcext:value-type="float">
            <text:p>0.0603830133</text:p>
          </table:table-cell>
          <table:table-cell office:value-type="float" office:value="0.141925381007814" calcext:value-type="float">
            <text:p>0.141925381</text:p>
          </table:table-cell>
          <table:table-cell office:value-type="float" office:value="0.000000539609719934676" calcext:value-type="float">
            <text:p>5.39609719934676E-07</text:p>
          </table:table-cell>
          <table:table-cell office:value-type="float" office:value="0.00000232942919878384" calcext:value-type="float">
            <text:p>2.32942919878384E-06</text:p>
          </table:table-cell>
          <table:table-cell office:value-type="float" office:value="27.7789081044422" calcext:value-type="float">
            <text:p>27.778908104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901" calcext:value-type="float">
            <text:p>90.901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office:value-type="float" office:value="0.109953019783081" calcext:value-type="float">
            <text:p>0.1099530198</text:p>
          </table:table-cell>
          <table:table-cell office:value-type="float" office:value="0.25" calcext:value-type="float">
            <text:p>0.25</text:p>
          </table:table-cell>
          <table:table-cell table:formula="of:=[.AU31]-[.AF31]" office:value-type="float" office:value="0.04940039992233" calcext:value-type="float">
            <text:p>0.0494003999</text:p>
          </table:table-cell>
          <table:table-cell table:formula="of:=ABS([.AV31])/[.AF31]" office:value-type="float" office:value="0.246263700940593" calcext:value-type="float">
            <text:p>0.2462637009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43" calcext:value-type="float">
            <text:p>3.6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0734705" calcext:value-type="float">
            <text:p>0.000734705</text:p>
          </table:table-cell>
          <table:table-cell office:value-type="float" office:value="0.00019103" calcext:value-type="float">
            <text:p>0.00019103</text:p>
          </table:table-cell>
          <table:table-cell office:value-type="float" office:value="9.89967" calcext:value-type="float">
            <text:p>9.89967</text:p>
          </table:table-cell>
          <table:table-cell office:value-type="float" office:value="3.14302" calcext:value-type="float">
            <text:p>3.14302</text:p>
          </table:table-cell>
          <table:table-cell office:value-type="float" office:value="1.57366" calcext:value-type="float">
            <text:p>1.57366</text:p>
          </table:table-cell>
          <table:table-cell office:value-type="float" office:value="0.544241" calcext:value-type="float">
            <text:p>0.544241</text:p>
          </table:table-cell>
          <table:table-cell office:value-type="float" office:value="0.543565" calcext:value-type="float">
            <text:p>0.543565</text:p>
          </table:table-cell>
          <table:table-cell office:value-type="float" office:value="99.0129" calcext:value-type="float">
            <text:p>99.0129</text:p>
          </table:table-cell>
          <table:table-cell office:value-type="float" office:value="13.1704" calcext:value-type="float">
            <text:p>13.1704</text:p>
          </table:table-cell>
          <table:table-cell office:value-type="float" office:value="4.68854" calcext:value-type="float">
            <text:p>4.68854</text:p>
          </table:table-cell>
          <table:table-cell office:value-type="float" office:value="0.737726" calcext:value-type="float">
            <text:p>0.737726</text:p>
          </table:table-cell>
          <table:table-cell office:value-type="float" office:value="0.737269" calcext:value-type="float">
            <text:p>0.737269</text:p>
          </table:table-cell>
          <table:table-cell office:value-type="float" office:value="1.00469" calcext:value-type="float">
            <text:p>1.00469</text:p>
          </table:table-cell>
          <table:table-cell office:value-type="float" office:value="1.81435" calcext:value-type="float">
            <text:p>1.81435</text:p>
          </table:table-cell>
          <table:table-cell office:value-type="float" office:value="1.48732" calcext:value-type="float">
            <text:p>1.48732</text:p>
          </table:table-cell>
          <table:table-cell office:value-type="float" office:value="100.100733327465" calcext:value-type="float">
            <text:p>100.1007333275</text:p>
          </table:table-cell>
          <table:table-cell office:value-type="float" office:value="0.20041056588746" calcext:value-type="float">
            <text:p>0.2004105659</text:p>
          </table:table-cell>
          <table:table-cell office:value-type="float" office:value="0.060249218101096" calcext:value-type="float">
            <text:p>0.0602492181</text:p>
          </table:table-cell>
          <table:table-cell office:value-type="float" office:value="0.141720934169106" calcext:value-type="float">
            <text:p>0.1417209342</text:p>
          </table:table-cell>
          <table:table-cell office:value-type="float" office:value="0.000000963546082837616" calcext:value-type="float">
            <text:p>9.63546082837616E-07</text:p>
          </table:table-cell>
          <table:table-cell office:value-type="float" office:value="0.0000074273684300137" calcext:value-type="float">
            <text:p>7.4273684300137E-06</text:p>
          </table:table-cell>
          <table:table-cell office:value-type="float" office:value="27.4163319946453" calcext:value-type="float">
            <text:p>27.4163319946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901" calcext:value-type="float">
            <text:p>90.901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office:value-type="float" office:value="0.109953019783081" calcext:value-type="float">
            <text:p>0.1099530198</text:p>
          </table:table-cell>
          <table:table-cell office:value-type="float" office:value="0.25" calcext:value-type="float">
            <text:p>0.25</text:p>
          </table:table-cell>
          <table:table-cell table:formula="of:=[.AU32]-[.AF32]" office:value-type="float" office:value="0.0495894341125402" calcext:value-type="float">
            <text:p>0.0495894341</text:p>
          </table:table-cell>
          <table:table-cell table:formula="of:=ABS([.AV32])/[.AF32]" office:value-type="float" office:value="0.247439220047844" calcext:value-type="float">
            <text:p>0.24743922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.9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0961995" calcext:value-type="float">
            <text:p>-0.000961995</text:p>
          </table:table-cell>
          <table:table-cell office:value-type="float" office:value="0.00220924" calcext:value-type="float">
            <text:p>0.00220924</text:p>
          </table:table-cell>
          <table:table-cell office:value-type="float" office:value="9.8966" calcext:value-type="float">
            <text:p>9.8966</text:p>
          </table:table-cell>
          <table:table-cell office:value-type="float" office:value="3.14067" calcext:value-type="float">
            <text:p>3.14067</text:p>
          </table:table-cell>
          <table:table-cell office:value-type="float" office:value="1.56781" calcext:value-type="float">
            <text:p>1.56781</text:p>
          </table:table-cell>
          <table:table-cell office:value-type="float" office:value="0.545129" calcext:value-type="float">
            <text:p>0.545129</text:p>
          </table:table-cell>
          <table:table-cell office:value-type="float" office:value="0.54295" calcext:value-type="float">
            <text:p>0.54295</text:p>
          </table:table-cell>
          <table:table-cell office:value-type="float" office:value="98.9523" calcext:value-type="float">
            <text:p>98.9523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4.67017" calcext:value-type="float">
            <text:p>4.67017</text:p>
          </table:table-cell>
          <table:table-cell office:value-type="float" office:value="0.738328" calcext:value-type="float">
            <text:p>0.738328</text:p>
          </table:table-cell>
          <table:table-cell office:value-type="float" office:value="0.736848" calcext:value-type="float">
            <text:p>0.736848</text:p>
          </table:table-cell>
          <table:table-cell office:value-type="float" office:value="1.0048" calcext:value-type="float">
            <text:p>1.0048</text:p>
          </table:table-cell>
          <table:table-cell office:value-type="float" office:value="1.8141" calcext:value-type="float">
            <text:p>1.8141</text:p>
          </table:table-cell>
          <table:table-cell office:value-type="float" office:value="1.48733" calcext:value-type="float">
            <text:p>1.48733</text:p>
          </table:table-cell>
          <table:table-cell office:value-type="float" office:value="100.04040444655" calcext:value-type="float">
            <text:p>100.0404044466</text:p>
          </table:table-cell>
          <table:table-cell office:value-type="float" office:value="0.200437672170988" calcext:value-type="float">
            <text:p>0.2004376722</text:p>
          </table:table-cell>
          <table:table-cell office:value-type="float" office:value="0.0602452554017053" calcext:value-type="float">
            <text:p>0.0602452554</text:p>
          </table:table-cell>
          <table:table-cell office:value-type="float" office:value="0.141668609707235" calcext:value-type="float">
            <text:p>0.1416686097</text:p>
          </table:table-cell>
          <table:table-cell office:value-type="float" office:value="0.000000278759158623145" calcext:value-type="float">
            <text:p>2.78759158623145E-07</text:p>
          </table:table-cell>
          <table:table-cell office:value-type="float" office:value="0.000000621653348130268" calcext:value-type="float">
            <text:p>6.21653348130268E-07</text:p>
          </table:table-cell>
          <table:table-cell office:value-type="float" office:value="27.4346952444742" calcext:value-type="float">
            <text:p>27.434695244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901" calcext:value-type="float">
            <text:p>90.901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office:value-type="float" office:value="0.109953019783081" calcext:value-type="float">
            <text:p>0.1099530198</text:p>
          </table:table-cell>
          <table:table-cell office:value-type="float" office:value="0.25" calcext:value-type="float">
            <text:p>0.25</text:p>
          </table:table-cell>
          <table:table-cell table:formula="of:=[.AU33]-[.AF33]" office:value-type="float" office:value="0.049562327829012" calcext:value-type="float">
            <text:p>0.0495623278</text:p>
          </table:table-cell>
          <table:table-cell table:formula="of:=ABS([.AV33])/[.AF33]" office:value-type="float" office:value="0.247270522014104" calcext:value-type="float">
            <text:p>0.247270522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313" calcext:value-type="float">
            <text:p>5.3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0.00234401" calcext:value-type="float">
            <text:p>0.00234401</text:p>
          </table:table-cell>
          <table:table-cell office:value-type="float" office:value="0.0017964" calcext:value-type="float">
            <text:p>0.0017964</text:p>
          </table:table-cell>
          <table:table-cell office:value-type="float" office:value="9.89956" calcext:value-type="float">
            <text:p>9.89956</text:p>
          </table:table-cell>
          <table:table-cell office:value-type="float" office:value="3.1377" calcext:value-type="float">
            <text:p>3.1377</text:p>
          </table:table-cell>
          <table:table-cell office:value-type="float" office:value="1.56624" calcext:value-type="float">
            <text:p>1.56624</text:p>
          </table:table-cell>
          <table:table-cell office:value-type="float" office:value="0.544908" calcext:value-type="float">
            <text:p>0.544908</text:p>
          </table:table-cell>
          <table:table-cell office:value-type="float" office:value="0.544538" calcext:value-type="float">
            <text:p>0.544538</text:p>
          </table:table-cell>
          <table:table-cell office:value-type="float" office:value="99.01" calcext:value-type="float">
            <text:p>99.01</text:p>
          </table:table-cell>
          <table:table-cell office:value-type="float" office:value="13.1356" calcext:value-type="float">
            <text:p>13.1356</text:p>
          </table:table-cell>
          <table:table-cell office:value-type="float" office:value="4.66526" calcext:value-type="float">
            <text:p>4.66526</text:p>
          </table:table-cell>
          <table:table-cell office:value-type="float" office:value="0.738175" calcext:value-type="float">
            <text:p>0.738175</text:p>
          </table:table-cell>
          <table:table-cell office:value-type="float" office:value="0.737926" calcext:value-type="float">
            <text:p>0.737926</text:p>
          </table:table-cell>
          <table:table-cell office:value-type="float" office:value="1.00429" calcext:value-type="float">
            <text:p>1.00429</text:p>
          </table:table-cell>
          <table:table-cell office:value-type="float" office:value="1.81395" calcext:value-type="float">
            <text:p>1.81395</text:p>
          </table:table-cell>
          <table:table-cell office:value-type="float" office:value="1.48733" calcext:value-type="float">
            <text:p>1.48733</text:p>
          </table:table-cell>
          <table:table-cell office:value-type="float" office:value="100.099403343964" calcext:value-type="float">
            <text:p>100.099403344</text:p>
          </table:table-cell>
          <table:table-cell office:value-type="float" office:value="0.200440149544697" calcext:value-type="float">
            <text:p>0.2004401495</text:p>
          </table:table-cell>
          <table:table-cell office:value-type="float" office:value="0.0602746270381813" calcext:value-type="float">
            <text:p>0.060274627</text:p>
          </table:table-cell>
          <table:table-cell office:value-type="float" office:value="0.141768732408387" calcext:value-type="float">
            <text:p>0.1417687324</text:p>
          </table:table-cell>
          <table:table-cell office:value-type="float" office:value="0.00000069366551236064" calcext:value-type="float">
            <text:p>6.9366551236064E-07</text:p>
          </table:table-cell>
          <table:table-cell office:value-type="float" office:value="0.00000384937474430839" calcext:value-type="float">
            <text:p>3.84937474430839E-06</text:p>
          </table:table-cell>
          <table:table-cell office:value-type="float" office:value="27.370531239559" calcext:value-type="float">
            <text:p>27.3705312396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901" calcext:value-type="float">
            <text:p>90.901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office:value-type="float" office:value="0.109953019783081" calcext:value-type="float">
            <text:p>0.1099530198</text:p>
          </table:table-cell>
          <table:table-cell office:value-type="float" office:value="0.25" calcext:value-type="float">
            <text:p>0.25</text:p>
          </table:table-cell>
          <table:table-cell table:formula="of:=[.AU34]-[.AF34]" office:value-type="float" office:value="0.0495598504553034" calcext:value-type="float">
            <text:p>0.0495598505</text:p>
          </table:table-cell>
          <table:table-cell table:formula="of:=ABS([.AV34])/[.AF34]" office:value-type="float" office:value="0.247255106164506" calcext:value-type="float">
            <text:p>0.2472551062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02" calcext:value-type="float">
            <text:p>2.8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128457" calcext:value-type="float">
            <text:p>-0.00128457</text:p>
          </table:table-cell>
          <table:table-cell office:value-type="float" office:value="0.00241434" calcext:value-type="float">
            <text:p>0.00241434</text:p>
          </table:table-cell>
          <table:table-cell office:value-type="float" office:value="9.89926" calcext:value-type="float">
            <text:p>9.89926</text:p>
          </table:table-cell>
          <table:table-cell office:value-type="float" office:value="3.14337" calcext:value-type="float">
            <text:p>3.14337</text:p>
          </table:table-cell>
          <table:table-cell office:value-type="float" office:value="1.57396" calcext:value-type="float">
            <text:p>1.57396</text:p>
          </table:table-cell>
          <table:table-cell office:value-type="float" office:value="0.543615" calcext:value-type="float">
            <text:p>0.543615</text:p>
          </table:table-cell>
          <table:table-cell office:value-type="float" office:value="0.545212" calcext:value-type="float">
            <text:p>0.545212</text:p>
          </table:table-cell>
          <table:table-cell office:value-type="float" office:value="99.0075" calcext:value-type="float">
            <text:p>99.0075</text:p>
          </table:table-cell>
          <table:table-cell office:value-type="float" office:value="13.1643" calcext:value-type="float">
            <text:p>13.1643</text:p>
          </table:table-cell>
          <table:table-cell office:value-type="float" office:value="4.68956" calcext:value-type="float">
            <text:p>4.68956</text:p>
          </table:table-cell>
          <table:table-cell office:value-type="float" office:value="0.737301" calcext:value-type="float">
            <text:p>0.737301</text:p>
          </table:table-cell>
          <table:table-cell office:value-type="float" office:value="0.738381" calcext:value-type="float">
            <text:p>0.738381</text:p>
          </table:table-cell>
          <table:table-cell office:value-type="float" office:value="1.00605" calcext:value-type="float">
            <text:p>1.00605</text:p>
          </table:table-cell>
          <table:table-cell office:value-type="float" office:value="1.81206" calcext:value-type="float">
            <text:p>1.81206</text:p>
          </table:table-cell>
          <table:table-cell office:value-type="float" office:value="1.48735" calcext:value-type="float">
            <text:p>1.48735</text:p>
          </table:table-cell>
          <table:table-cell office:value-type="float" office:value="100.096320135125" calcext:value-type="float">
            <text:p>100.0963201351</text:p>
          </table:table-cell>
          <table:table-cell office:value-type="float" office:value="0.200603940820091" calcext:value-type="float">
            <text:p>0.2006039408</text:p>
          </table:table-cell>
          <table:table-cell office:value-type="float" office:value="0.0603631627460034" calcext:value-type="float">
            <text:p>0.0603631627</text:p>
          </table:table-cell>
          <table:table-cell office:value-type="float" office:value="0.141849292114739" calcext:value-type="float">
            <text:p>0.1418492921</text:p>
          </table:table-cell>
          <table:table-cell office:value-type="float" office:value="0.000000709548031040982" calcext:value-type="float">
            <text:p>7.09548031040982E-07</text:p>
          </table:table-cell>
          <table:table-cell office:value-type="float" office:value="0.00000402766726683308" calcext:value-type="float">
            <text:p>4.02766726683308E-06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901" calcext:value-type="float">
            <text:p>90.901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office:value-type="float" office:value="0.109953019783081" calcext:value-type="float">
            <text:p>0.1099530198</text:p>
          </table:table-cell>
          <table:table-cell office:value-type="float" office:value="0.25" calcext:value-type="float">
            <text:p>0.25</text:p>
          </table:table-cell>
          <table:table-cell table:formula="of:=[.AU35]-[.AF35]" office:value-type="float" office:value="0.0493960591799087" calcext:value-type="float">
            <text:p>0.0493960592</text:p>
          </table:table-cell>
          <table:table-cell table:formula="of:=ABS([.AV35])/[.AF35]" office:value-type="float" office:value="0.24623673382473" calcext:value-type="float">
            <text:p>0.2462367338</text:p>
          </table:table-cell>
          <table:table-cell table:number-columns-repeated="97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836" calcext:value-type="float">
            <text:p>4.8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0.00133988" calcext:value-type="float">
            <text:p>-0.00133988</text:p>
          </table:table-cell>
          <table:table-cell office:value-type="float" office:value="0.000605173" calcext:value-type="float">
            <text:p>0.000605173</text:p>
          </table:table-cell>
          <table:table-cell office:value-type="float" office:value="9.901" calcext:value-type="float">
            <text:p>9.901</text:p>
          </table:table-cell>
          <table:table-cell office:value-type="float" office:value="3.13702" calcext:value-type="float">
            <text:p>3.13702</text:p>
          </table:table-cell>
          <table:table-cell office:value-type="float" office:value="1.57139" calcext:value-type="float">
            <text:p>1.57139</text:p>
          </table:table-cell>
          <table:table-cell office:value-type="float" office:value="0.54475" calcext:value-type="float">
            <text:p>0.54475</text:p>
          </table:table-cell>
          <table:table-cell office:value-type="float" office:value="0.544131" calcext:value-type="float">
            <text:p>0.544131</text:p>
          </table:table-cell>
          <table:table-cell office:value-type="float" office:value="99.0397" calcext:value-type="float">
            <text:p>99.0397</text:p>
          </table:table-cell>
          <table:table-cell office:value-type="float" office:value="13.1336" calcext:value-type="float">
            <text:p>13.1336</text:p>
          </table:table-cell>
          <table:table-cell office:value-type="float" office:value="4.68147" calcext:value-type="float">
            <text:p>4.68147</text:p>
          </table:table-cell>
          <table:table-cell office:value-type="float" office:value="0.738071" calcext:value-type="float">
            <text:p>0.738071</text:p>
          </table:table-cell>
          <table:table-cell office:value-type="float" office:value="0.737652" calcext:value-type="float">
            <text:p>0.737652</text:p>
          </table:table-cell>
          <table:table-cell office:value-type="float" office:value="1.00496" calcext:value-type="float">
            <text:p>1.00496</text:p>
          </table:table-cell>
          <table:table-cell office:value-type="float" office:value="1.81459" calcext:value-type="float">
            <text:p>1.81459</text:p>
          </table:table-cell>
          <table:table-cell office:value-type="float" office:value="1.48735" calcext:value-type="float">
            <text:p>1.48735</text:p>
          </table:table-cell>
          <table:table-cell office:value-type="float" office:value="100.128628130997" calcext:value-type="float">
            <text:p>100.128628131</text:p>
          </table:table-cell>
          <table:table-cell office:value-type="float" office:value="0.20050561765259" calcext:value-type="float">
            <text:p>0.2005056177</text:p>
          </table:table-cell>
          <table:table-cell office:value-type="float" office:value="0.0603132169011514" calcext:value-type="float">
            <text:p>0.0603132169</text:p>
          </table:table-cell>
          <table:table-cell office:value-type="float" office:value="0.141812249791422" calcext:value-type="float">
            <text:p>0.1418122498</text:p>
          </table:table-cell>
          <table:table-cell office:value-type="float" office:value="0.000000778375966075744" calcext:value-type="float">
            <text:p>7.78375966075744E-07</text:p>
          </table:table-cell>
          <table:table-cell office:value-type="float" office:value="0.00000484695315651478" calcext:value-type="float">
            <text:p>0.000004847</text:p>
          </table:table-cell>
          <table:table-cell office:value-type="float" office:value="27.1798274717983" calcext:value-type="float">
            <text:p>27.1798274718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990088" calcext:value-type="float">
            <text:p>0.099008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90.901" calcext:value-type="float">
            <text:p>90.901</text:p>
          </table:table-cell>
          <table:table-cell office:value-type="float" office:value="8.10000000000001" calcext:value-type="float">
            <text:p>8.1</text:p>
          </table:table-cell>
          <table:table-cell office:value-type="float" office:value="8.1" calcext:value-type="float">
            <text:p>8.1</text:p>
          </table:table-cell>
          <table:table-cell office:value-type="float" office:value="0.109953019783081" calcext:value-type="float">
            <text:p>0.1099530198</text:p>
          </table:table-cell>
          <table:table-cell office:value-type="float" office:value="0.25" calcext:value-type="float">
            <text:p>0.25</text:p>
          </table:table-cell>
          <table:table-cell table:formula="of:=[.AU36]-[.AF36]" office:value-type="float" office:value="0.0494943823474095" calcext:value-type="float">
            <text:p>0.0494943823</text:p>
          </table:table-cell>
          <table:table-cell table:formula="of:=ABS([.AV36])/[.AF36]" office:value-type="float" office:value="0.24684785856308" calcext:value-type="float">
            <text:p>0.2468478586</text:p>
          </table:table-cell>
          <table:table-cell table:number-columns-repeated="9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643" calcext:value-type="float">
            <text:p>3.6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-0.0134794" calcext:value-type="float">
            <text:p>-0.0134794</text:p>
          </table:table-cell>
          <table:table-cell office:value-type="float" office:value="-0.0185322" calcext:value-type="float">
            <text:p>-0.0185322</text:p>
          </table:table-cell>
          <table:table-cell office:value-type="float" office:value="99.8996" calcext:value-type="float">
            <text:p>99.8996</text:p>
          </table:table-cell>
          <table:table-cell office:value-type="float" office:value="3.14529" calcext:value-type="float">
            <text:p>3.14529</text:p>
          </table:table-cell>
          <table:table-cell office:value-type="float" office:value="1.56801" calcext:value-type="float">
            <text:p>1.56801</text:p>
          </table:table-cell>
          <table:table-cell office:value-type="float" office:value="5.33201" calcext:value-type="float">
            <text:p>5.33201</text:p>
          </table:table-cell>
          <table:table-cell office:value-type="float" office:value="5.27738" calcext:value-type="float">
            <text:p>5.27738</text:p>
          </table:table-cell>
          <table:table-cell office:value-type="float" office:value="9989.98" calcext:value-type="float">
            <text:p>9989.98</text:p>
          </table:table-cell>
          <table:table-cell office:value-type="float" office:value="13.1843" calcext:value-type="float">
            <text:p>13.1843</text:p>
          </table:table-cell>
          <table:table-cell office:value-type="float" office:value="4.84551" calcext:value-type="float">
            <text:p>4.84551</text:p>
          </table:table-cell>
          <table:table-cell office:value-type="float" office:value="2.30908" calcext:value-type="float">
            <text:p>2.30908</text:p>
          </table:table-cell>
          <table:table-cell office:value-type="float" office:value="2.29718" calcext:value-type="float">
            <text:p>2.29718</text:p>
          </table:table-cell>
          <table:table-cell office:value-type="float" office:value="3.17105" calcext:value-type="float">
            <text:p>3.17105</text:p>
          </table:table-cell>
          <table:table-cell office:value-type="float" office:value="1.81424" calcext:value-type="float">
            <text:p>1.81424</text:p>
          </table:table-cell>
          <table:table-cell office:value-type="float" office:value="1.54494" calcext:value-type="float">
            <text:p>1.54494</text:p>
          </table:table-cell>
          <table:table-cell office:value-type="float" office:value="10000.5922506776" calcext:value-type="float">
            <text:p>10000.5922506776</text:p>
          </table:table-cell>
          <table:table-cell office:value-type="float" office:value="0.202929546229898" calcext:value-type="float">
            <text:p>0.2029295462</text:p>
          </table:table-cell>
          <table:table-cell office:value-type="float" office:value="0.0617039238839036" calcext:value-type="float">
            <text:p>0.0617039239</text:p>
          </table:table-cell>
          <table:table-cell office:value-type="float" office:value="0.143260333487086" calcext:value-type="float">
            <text:p>0.1432603335</text:p>
          </table:table-cell>
          <table:table-cell office:value-type="float" office:value="0.0000065795010131636" calcext:value-type="float">
            <text:p>6.5795010131636E-06</text:p>
          </table:table-cell>
          <table:table-cell office:value-type="float" office:value="0.000346318668657766" calcext:value-type="float">
            <text:p>0.0003463187</text:p>
          </table:table-cell>
          <table:table-cell office:value-type="float" office:value="272.159468438538" calcext:value-type="float">
            <text:p>272.1594684385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9999" calcext:value-type="float">
            <text:p>0.0099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900.99" calcext:value-type="float">
            <text:p>9900.99</text:p>
          </table:table-cell>
          <table:table-cell office:value-type="float" office:value="98.0099999999987" calcext:value-type="float">
            <text:p>98.01</text:p>
          </table:table-cell>
          <table:table-cell office:value-type="float" office:value="98.01" calcext:value-type="float">
            <text:p>98.01</text:p>
          </table:table-cell>
          <table:table-cell office:value-type="float" office:value="0.0316092707389173" calcext:value-type="float">
            <text:p>0.0316092707</text:p>
          </table:table-cell>
          <table:table-cell office:value-type="float" office:value="0.25" calcext:value-type="float">
            <text:p>0.25</text:p>
          </table:table-cell>
          <table:table-cell table:formula="of:=[.AU37]-[.AF37]" office:value-type="float" office:value="0.0470704537701017" calcext:value-type="float">
            <text:p>0.0470704538</text:p>
          </table:table-cell>
          <table:table-cell table:formula="of:=ABS([.AV37])/[.AF37]" office:value-type="float" office:value="0.231954659361312" calcext:value-type="float">
            <text:p>0.2319546594</text:p>
          </table:table-cell>
          <table:table-cell table:number-columns-repeated="9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836" calcext:value-type="float">
            <text:p>4.8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.0211609" calcext:value-type="float">
            <text:p>0.0211609</text:p>
          </table:table-cell>
          <table:table-cell office:value-type="float" office:value="0.0147556" calcext:value-type="float">
            <text:p>0.0147556</text:p>
          </table:table-cell>
          <table:table-cell office:value-type="float" office:value="99.8965" calcext:value-type="float">
            <text:p>99.8965</text:p>
          </table:table-cell>
          <table:table-cell office:value-type="float" office:value="3.14116" calcext:value-type="float">
            <text:p>3.14116</text:p>
          </table:table-cell>
          <table:table-cell office:value-type="float" office:value="1.5956" calcext:value-type="float">
            <text:p>1.5956</text:p>
          </table:table-cell>
          <table:table-cell office:value-type="float" office:value="5.01248" calcext:value-type="float">
            <text:p>5.01248</text:p>
          </table:table-cell>
          <table:table-cell office:value-type="float" office:value="5.10884" calcext:value-type="float">
            <text:p>5.10884</text:p>
          </table:table-cell>
          <table:table-cell office:value-type="float" office:value="9989.34" calcext:value-type="float">
            <text:p>9989.34</text:p>
          </table:table-cell>
          <table:table-cell office:value-type="float" office:value="13.1924" calcext:value-type="float">
            <text:p>13.1924</text:p>
          </table:table-cell>
          <table:table-cell office:value-type="float" office:value="4.93372" calcext:value-type="float">
            <text:p>4.93372</text:p>
          </table:table-cell>
          <table:table-cell office:value-type="float" office:value="2.23876" calcext:value-type="float">
            <text:p>2.23876</text:p>
          </table:table-cell>
          <table:table-cell office:value-type="float" office:value="2.26023" calcext:value-type="float">
            <text:p>2.26023</text:p>
          </table:table-cell>
          <table:table-cell office:value-type="float" office:value="3.16634" calcext:value-type="float">
            <text:p>3.16634</text:p>
          </table:table-cell>
          <table:table-cell office:value-type="float" office:value="1.82359" calcext:value-type="float">
            <text:p>1.82359</text:p>
          </table:table-cell>
          <table:table-cell office:value-type="float" office:value="1.54525" calcext:value-type="float">
            <text:p>1.54525</text:p>
          </table:table-cell>
          <table:table-cell office:value-type="float" office:value="9999.4567962486" calcext:value-type="float">
            <text:p>9999.4567962486</text:p>
          </table:table-cell>
          <table:table-cell office:value-type="float" office:value="0.200304585215082" calcext:value-type="float">
            <text:p>0.2003045852</text:p>
          </table:table-cell>
          <table:table-cell office:value-type="float" office:value="0.0599889195066997" calcext:value-type="float">
            <text:p>0.0599889195</text:p>
          </table:table-cell>
          <table:table-cell office:value-type="float" office:value="0.140950319788617" calcext:value-type="float">
            <text:p>0.1409503198</text:p>
          </table:table-cell>
          <table:table-cell office:value-type="float" office:value="0.0000063641403325921" calcext:value-type="float">
            <text:p>6.3641403325921E-06</text:p>
          </table:table-cell>
          <table:table-cell office:value-type="float" office:value="0.000324018257383404" calcext:value-type="float">
            <text:p>0.0003240183</text:p>
          </table:table-cell>
          <table:table-cell office:value-type="float" office:value="232.067988668555" calcext:value-type="float">
            <text:p>232.0679886686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9999" calcext:value-type="float">
            <text:p>0.0099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900.99" calcext:value-type="float">
            <text:p>9900.99</text:p>
          </table:table-cell>
          <table:table-cell office:value-type="float" office:value="98.0099999999987" calcext:value-type="float">
            <text:p>98.01</text:p>
          </table:table-cell>
          <table:table-cell office:value-type="float" office:value="98.01" calcext:value-type="float">
            <text:p>98.01</text:p>
          </table:table-cell>
          <table:table-cell office:value-type="float" office:value="0.0316092707389173" calcext:value-type="float">
            <text:p>0.0316092707</text:p>
          </table:table-cell>
          <table:table-cell office:value-type="float" office:value="0.25" calcext:value-type="float">
            <text:p>0.25</text:p>
          </table:table-cell>
          <table:table-cell table:formula="of:=[.AU38]-[.AF38]" office:value-type="float" office:value="0.0496954147849177" calcext:value-type="float">
            <text:p>0.0496954148</text:p>
          </table:table-cell>
          <table:table-cell table:formula="of:=ABS([.AV38])/[.AF38]" office:value-type="float" office:value="0.248099237127078" calcext:value-type="float">
            <text:p>0.2480992371</text:p>
          </table:table-cell>
          <table:table-cell table:number-columns-repeated="9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-0.036621" calcext:value-type="float">
            <text:p>-0.036621</text:p>
          </table:table-cell>
          <table:table-cell office:value-type="float" office:value="0.0234005" calcext:value-type="float">
            <text:p>0.0234005</text:p>
          </table:table-cell>
          <table:table-cell office:value-type="float" office:value="99.8852" calcext:value-type="float">
            <text:p>99.8852</text:p>
          </table:table-cell>
          <table:table-cell office:value-type="float" office:value="3.15444" calcext:value-type="float">
            <text:p>3.15444</text:p>
          </table:table-cell>
          <table:table-cell office:value-type="float" office:value="1.59361" calcext:value-type="float">
            <text:p>1.59361</text:p>
          </table:table-cell>
          <table:table-cell office:value-type="float" office:value="4.99238" calcext:value-type="float">
            <text:p>4.99238</text:p>
          </table:table-cell>
          <table:table-cell office:value-type="float" office:value="5.04537" calcext:value-type="float">
            <text:p>5.04537</text:p>
          </table:table-cell>
          <table:table-cell office:value-type="float" office:value="9987.11" calcext:value-type="float">
            <text:p>9987.11</text:p>
          </table:table-cell>
          <table:table-cell office:value-type="float" office:value="13.2118" calcext:value-type="float">
            <text:p>13.2118</text:p>
          </table:table-cell>
          <table:table-cell office:value-type="float" office:value="4.928" calcext:value-type="float">
            <text:p>4.928</text:p>
          </table:table-cell>
          <table:table-cell office:value-type="float" office:value="2.23406" calcext:value-type="float">
            <text:p>2.23406</text:p>
          </table:table-cell>
          <table:table-cell office:value-type="float" office:value="2.24607" calcext:value-type="float">
            <text:p>2.24607</text:p>
          </table:table-cell>
          <table:table-cell office:value-type="float" office:value="3.16996" calcext:value-type="float">
            <text:p>3.16996</text:p>
          </table:table-cell>
          <table:table-cell office:value-type="float" office:value="1.80592" calcext:value-type="float">
            <text:p>1.80592</text:p>
          </table:table-cell>
          <table:table-cell office:value-type="float" office:value="1.54545" calcext:value-type="float">
            <text:p>1.54545</text:p>
          </table:table-cell>
          <table:table-cell office:value-type="float" office:value="9997.14881832182" calcext:value-type="float">
            <text:p>9997.1488183218</text:p>
          </table:table-cell>
          <table:table-cell office:value-type="float" office:value="0.199928535130067" calcext:value-type="float">
            <text:p>0.1999285351</text:p>
          </table:table-cell>
          <table:table-cell office:value-type="float" office:value="0.0600262636556756" calcext:value-type="float">
            <text:p>0.0600262637</text:p>
          </table:table-cell>
          <table:table-cell office:value-type="float" office:value="0.141615128063429" calcext:value-type="float">
            <text:p>0.1416151281</text:p>
          </table:table-cell>
          <table:table-cell office:value-type="float" office:value="0.00000752231200519354" calcext:value-type="float">
            <text:p>7.52231200519354E-06</text:p>
          </table:table-cell>
          <table:table-cell office:value-type="float" office:value="0.000452681423227831" calcext:value-type="float">
            <text:p>0.0004526814</text:p>
          </table:table-cell>
          <table:table-cell office:value-type="float" office:value="256" calcext:value-type="float">
            <text:p>256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9999" calcext:value-type="float">
            <text:p>0.0099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900.99" calcext:value-type="float">
            <text:p>9900.99</text:p>
          </table:table-cell>
          <table:table-cell office:value-type="float" office:value="98.0099999999987" calcext:value-type="float">
            <text:p>98.01</text:p>
          </table:table-cell>
          <table:table-cell office:value-type="float" office:value="98.01" calcext:value-type="float">
            <text:p>98.01</text:p>
          </table:table-cell>
          <table:table-cell office:value-type="float" office:value="0.0316092707389173" calcext:value-type="float">
            <text:p>0.0316092707</text:p>
          </table:table-cell>
          <table:table-cell office:value-type="float" office:value="0.25" calcext:value-type="float">
            <text:p>0.25</text:p>
          </table:table-cell>
          <table:table-cell table:formula="of:=[.AU39]-[.AF39]" office:value-type="float" office:value="0.0500714648699333" calcext:value-type="float">
            <text:p>0.0500714649</text:p>
          </table:table-cell>
          <table:table-cell table:formula="of:=ABS([.AV39])/[.AF39]" office:value-type="float" office:value="0.250446815094996" calcext:value-type="float">
            <text:p>0.2504468151</text:p>
          </table:table-cell>
          <table:table-cell table:number-columns-repeated="9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313" calcext:value-type="float">
            <text:p>5.3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.0267506" calcext:value-type="float">
            <text:p>0.0267506</text:p>
          </table:table-cell>
          <table:table-cell office:value-type="float" office:value="-0.0270346" calcext:value-type="float">
            <text:p>-0.0270346</text:p>
          </table:table-cell>
          <table:table-cell office:value-type="float" office:value="99.927" calcext:value-type="float">
            <text:p>99.927</text:p>
          </table:table-cell>
          <table:table-cell office:value-type="float" office:value="3.14344" calcext:value-type="float">
            <text:p>3.14344</text:p>
          </table:table-cell>
          <table:table-cell office:value-type="float" office:value="1.55241" calcext:value-type="float">
            <text:p>1.55241</text:p>
          </table:table-cell>
          <table:table-cell office:value-type="float" office:value="5.13476" calcext:value-type="float">
            <text:p>5.13476</text:p>
          </table:table-cell>
          <table:table-cell office:value-type="float" office:value="5.00999" calcext:value-type="float">
            <text:p>5.00999</text:p>
          </table:table-cell>
          <table:table-cell office:value-type="float" office:value="9995.37" calcext:value-type="float">
            <text:p>9995.37</text:p>
          </table:table-cell>
          <table:table-cell office:value-type="float" office:value="13.1664" calcext:value-type="float">
            <text:p>13.1664</text:p>
          </table:table-cell>
          <table:table-cell office:value-type="float" office:value="4.79842" calcext:value-type="float">
            <text:p>4.79842</text:p>
          </table:table-cell>
          <table:table-cell office:value-type="float" office:value="2.26584" calcext:value-type="float">
            <text:p>2.26584</text:p>
          </table:table-cell>
          <table:table-cell office:value-type="float" office:value="2.23814" calcext:value-type="float">
            <text:p>2.23814</text:p>
          </table:table-cell>
          <table:table-cell office:value-type="float" office:value="3.15598" calcext:value-type="float">
            <text:p>3.15598</text:p>
          </table:table-cell>
          <table:table-cell office:value-type="float" office:value="1.81249" calcext:value-type="float">
            <text:p>1.81249</text:p>
          </table:table-cell>
          <table:table-cell office:value-type="float" office:value="1.54546" calcext:value-type="float">
            <text:p>1.54546</text:p>
          </table:table-cell>
          <table:table-cell office:value-type="float" office:value="10005.5143409583" calcext:value-type="float">
            <text:p>10005.5143409583</text:p>
          </table:table-cell>
          <table:table-cell office:value-type="float" office:value="0.200063308230255" calcext:value-type="float">
            <text:p>0.2000633082</text:p>
          </table:table-cell>
          <table:table-cell office:value-type="float" office:value="0.0601222289978468" calcext:value-type="float">
            <text:p>0.060122229</text:p>
          </table:table-cell>
          <table:table-cell office:value-type="float" office:value="0.141763541497145" calcext:value-type="float">
            <text:p>0.1417635415</text:p>
          </table:table-cell>
          <table:table-cell office:value-type="float" office:value="0.00000683303888124013" calcext:value-type="float">
            <text:p>0.000006833</text:p>
          </table:table-cell>
          <table:table-cell office:value-type="float" office:value="0.000373523362820314" calcext:value-type="float">
            <text:p>0.0003735234</text:p>
          </table:table-cell>
          <table:table-cell office:value-type="float" office:value="265.974025974026" calcext:value-type="float">
            <text:p>265.97402597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9999" calcext:value-type="float">
            <text:p>0.0099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900.99" calcext:value-type="float">
            <text:p>9900.99</text:p>
          </table:table-cell>
          <table:table-cell office:value-type="float" office:value="98.0099999999987" calcext:value-type="float">
            <text:p>98.01</text:p>
          </table:table-cell>
          <table:table-cell office:value-type="float" office:value="98.01" calcext:value-type="float">
            <text:p>98.01</text:p>
          </table:table-cell>
          <table:table-cell office:value-type="float" office:value="0.0316092707389173" calcext:value-type="float">
            <text:p>0.0316092707</text:p>
          </table:table-cell>
          <table:table-cell office:value-type="float" office:value="0.25" calcext:value-type="float">
            <text:p>0.25</text:p>
          </table:table-cell>
          <table:table-cell table:formula="of:=[.AU40]-[.AF40]" office:value-type="float" office:value="0.0499366917697452" calcext:value-type="float">
            <text:p>0.0499366918</text:p>
          </table:table-cell>
          <table:table-cell table:formula="of:=ABS([.AV40])/[.AF40]" office:value-type="float" office:value="0.249604448769149" calcext:value-type="float">
            <text:p>0.2496044488</text:p>
          </table:table-cell>
          <table:table-cell table:number-columns-repeated="9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37" calcext:value-type="float">
            <text:p>0.9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.00578541" calcext:value-type="float">
            <text:p>0.00578541</text:p>
          </table:table-cell>
          <table:table-cell office:value-type="float" office:value="-0.0124954" calcext:value-type="float">
            <text:p>-0.0124954</text:p>
          </table:table-cell>
          <table:table-cell office:value-type="float" office:value="99.9082" calcext:value-type="float">
            <text:p>99.9082</text:p>
          </table:table-cell>
          <table:table-cell office:value-type="float" office:value="3.14026" calcext:value-type="float">
            <text:p>3.14026</text:p>
          </table:table-cell>
          <table:table-cell office:value-type="float" office:value="1.58654" calcext:value-type="float">
            <text:p>1.58654</text:p>
          </table:table-cell>
          <table:table-cell office:value-type="float" office:value="5.02352" calcext:value-type="float">
            <text:p>5.02352</text:p>
          </table:table-cell>
          <table:table-cell office:value-type="float" office:value="5.04577" calcext:value-type="float">
            <text:p>5.04577</text:p>
          </table:table-cell>
          <table:table-cell office:value-type="float" office:value="9991.6" calcext:value-type="float">
            <text:p>9991.6</text:p>
          </table:table-cell>
          <table:table-cell office:value-type="float" office:value="13.137" calcext:value-type="float">
            <text:p>13.137</text:p>
          </table:table-cell>
          <table:table-cell office:value-type="float" office:value="4.90569" calcext:value-type="float">
            <text:p>4.90569</text:p>
          </table:table-cell>
          <table:table-cell office:value-type="float" office:value="2.24131" calcext:value-type="float">
            <text:p>2.24131</text:p>
          </table:table-cell>
          <table:table-cell office:value-type="float" office:value="2.24624" calcext:value-type="float">
            <text:p>2.24624</text:p>
          </table:table-cell>
          <table:table-cell office:value-type="float" office:value="3.15537" calcext:value-type="float">
            <text:p>3.15537</text:p>
          </table:table-cell>
          <table:table-cell office:value-type="float" office:value="1.80991" calcext:value-type="float">
            <text:p>1.80991</text:p>
          </table:table-cell>
          <table:table-cell office:value-type="float" office:value="1.54551" calcext:value-type="float">
            <text:p>1.54551</text:p>
          </table:table-cell>
          <table:table-cell office:value-type="float" office:value="10001.6734837249" calcext:value-type="float">
            <text:p>10001.6734837249</text:p>
          </table:table-cell>
          <table:table-cell office:value-type="float" office:value="0.199728331789151" calcext:value-type="float">
            <text:p>0.1997283318</text:p>
          </table:table-cell>
          <table:table-cell office:value-type="float" office:value="0.0598636745823996" calcext:value-type="float">
            <text:p>0.0598636746</text:p>
          </table:table-cell>
          <table:table-cell office:value-type="float" office:value="0.141323275022632" calcext:value-type="float">
            <text:p>0.141323275</text:p>
          </table:table-cell>
          <table:table-cell office:value-type="float" office:value="0.00000708770956098127" calcext:value-type="float">
            <text:p>7.08770956098127E-06</text:p>
          </table:table-cell>
          <table:table-cell office:value-type="float" office:value="0.000401885014566602" calcext:value-type="float">
            <text:p>0.000401885</text:p>
          </table:table-cell>
          <table:table-cell office:value-type="float" office:value="258.422712933754" calcext:value-type="float">
            <text:p>258.4227129338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9999" calcext:value-type="float">
            <text:p>0.0099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900.99" calcext:value-type="float">
            <text:p>9900.99</text:p>
          </table:table-cell>
          <table:table-cell office:value-type="float" office:value="98.0099999999987" calcext:value-type="float">
            <text:p>98.01</text:p>
          </table:table-cell>
          <table:table-cell office:value-type="float" office:value="98.01" calcext:value-type="float">
            <text:p>98.01</text:p>
          </table:table-cell>
          <table:table-cell office:value-type="float" office:value="0.0316092707389173" calcext:value-type="float">
            <text:p>0.0316092707</text:p>
          </table:table-cell>
          <table:table-cell office:value-type="float" office:value="0.25" calcext:value-type="float">
            <text:p>0.25</text:p>
          </table:table-cell>
          <table:table-cell table:formula="of:=[.AU41]-[.AF41]" office:value-type="float" office:value="0.0502716682108491" calcext:value-type="float">
            <text:p>0.0502716682</text:p>
          </table:table-cell>
          <table:table-cell table:formula="of:=ABS([.AV41])/[.AF41]" office:value-type="float" office:value="0.25170023581792" calcext:value-type="float">
            <text:p>0.2517002358</text:p>
          </table:table-cell>
          <table:table-cell table:number-columns-repeated="9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802" calcext:value-type="float">
            <text:p>2.80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.00570551" calcext:value-type="float">
            <text:p>0.00570551</text:p>
          </table:table-cell>
          <table:table-cell office:value-type="float" office:value="-0.0341001" calcext:value-type="float">
            <text:p>-0.0341001</text:p>
          </table:table-cell>
          <table:table-cell office:value-type="float" office:value="99.906" calcext:value-type="float">
            <text:p>99.906</text:p>
          </table:table-cell>
          <table:table-cell office:value-type="float" office:value="3.1364" calcext:value-type="float">
            <text:p>3.1364</text:p>
          </table:table-cell>
          <table:table-cell office:value-type="float" office:value="1.58017" calcext:value-type="float">
            <text:p>1.58017</text:p>
          </table:table-cell>
          <table:table-cell office:value-type="float" office:value="4.93554" calcext:value-type="float">
            <text:p>4.93554</text:p>
          </table:table-cell>
          <table:table-cell office:value-type="float" office:value="5.03407" calcext:value-type="float">
            <text:p>5.03407</text:p>
          </table:table-cell>
          <table:table-cell office:value-type="float" office:value="9991.25" calcext:value-type="float">
            <text:p>9991.25</text:p>
          </table:table-cell>
          <table:table-cell office:value-type="float" office:value="13.1293" calcext:value-type="float">
            <text:p>13.1293</text:p>
          </table:table-cell>
          <table:table-cell office:value-type="float" office:value="4.8861" calcext:value-type="float">
            <text:p>4.8861</text:p>
          </table:table-cell>
          <table:table-cell office:value-type="float" office:value="2.2216" calcext:value-type="float">
            <text:p>2.2216</text:p>
          </table:table-cell>
          <table:table-cell office:value-type="float" office:value="2.24341" calcext:value-type="float">
            <text:p>2.24341</text:p>
          </table:table-cell>
          <table:table-cell office:value-type="float" office:value="3.16892" calcext:value-type="float">
            <text:p>3.16892</text:p>
          </table:table-cell>
          <table:table-cell office:value-type="float" office:value="1.81448" calcext:value-type="float">
            <text:p>1.81448</text:p>
          </table:table-cell>
          <table:table-cell office:value-type="float" office:value="1.54569" calcext:value-type="float">
            <text:p>1.54569</text:p>
          </table:table-cell>
          <table:table-cell office:value-type="float" office:value="10001.2167188743" calcext:value-type="float">
            <text:p>10001.2167188743</text:p>
          </table:table-cell>
          <table:table-cell office:value-type="float" office:value="0.199563087121956" calcext:value-type="float">
            <text:p>0.1995630871</text:p>
          </table:table-cell>
          <table:table-cell office:value-type="float" office:value="0.0599642877057849" calcext:value-type="float">
            <text:p>0.0599642877</text:p>
          </table:table-cell>
          <table:table-cell office:value-type="float" office:value="0.141911458184811" calcext:value-type="float">
            <text:p>0.1419114582</text:p>
          </table:table-cell>
          <table:table-cell office:value-type="float" office:value="0.00000805719117079504" calcext:value-type="float">
            <text:p>8.05719117079504E-06</text:p>
          </table:table-cell>
          <table:table-cell office:value-type="float" office:value="0.0005193466365019" calcext:value-type="float">
            <text:p>0.0005193466</text:p>
          </table:table-cell>
          <table:table-cell office:value-type="float" office:value="295.740072202166" calcext:value-type="float">
            <text:p>295.7400722022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9999" calcext:value-type="float">
            <text:p>0.0099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900.99" calcext:value-type="float">
            <text:p>9900.99</text:p>
          </table:table-cell>
          <table:table-cell office:value-type="float" office:value="98.0099999999987" calcext:value-type="float">
            <text:p>98.01</text:p>
          </table:table-cell>
          <table:table-cell office:value-type="float" office:value="98.01" calcext:value-type="float">
            <text:p>98.01</text:p>
          </table:table-cell>
          <table:table-cell office:value-type="float" office:value="0.0316092707389173" calcext:value-type="float">
            <text:p>0.0316092707</text:p>
          </table:table-cell>
          <table:table-cell office:value-type="float" office:value="0.25" calcext:value-type="float">
            <text:p>0.25</text:p>
          </table:table-cell>
          <table:table-cell table:formula="of:=[.AU42]-[.AF42]" office:value-type="float" office:value="0.0504369128780437" calcext:value-type="float">
            <text:p>0.0504369129</text:p>
          </table:table-cell>
          <table:table-cell table:formula="of:=ABS([.AV42])/[.AF42]" office:value-type="float" office:value="0.252736683950078" calcext:value-type="float">
            <text:p>0.252736684</text:p>
          </table:table-cell>
          <table:table-cell table:number-columns-repeated="9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.311" calcext:value-type="float">
            <text:p>4.3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.0146308" calcext:value-type="float">
            <text:p>0.0146308</text:p>
          </table:table-cell>
          <table:table-cell office:value-type="float" office:value="0.00201402" calcext:value-type="float">
            <text:p>0.00201402</text:p>
          </table:table-cell>
          <table:table-cell office:value-type="float" office:value="99.8975" calcext:value-type="float">
            <text:p>99.8975</text:p>
          </table:table-cell>
          <table:table-cell office:value-type="float" office:value="3.13948" calcext:value-type="float">
            <text:p>3.13948</text:p>
          </table:table-cell>
          <table:table-cell office:value-type="float" office:value="1.56446" calcext:value-type="float">
            <text:p>1.56446</text:p>
          </table:table-cell>
          <table:table-cell office:value-type="float" office:value="4.87514" calcext:value-type="float">
            <text:p>4.87514</text:p>
          </table:table-cell>
          <table:table-cell office:value-type="float" office:value="4.79299" calcext:value-type="float">
            <text:p>4.79299</text:p>
          </table:table-cell>
          <table:table-cell office:value-type="float" office:value="9989.5" calcext:value-type="float">
            <text:p>9989.5</text:p>
          </table:table-cell>
          <table:table-cell office:value-type="float" office:value="13.135" calcext:value-type="float">
            <text:p>13.135</text:p>
          </table:table-cell>
          <table:table-cell office:value-type="float" office:value="4.83802" calcext:value-type="float">
            <text:p>4.83802</text:p>
          </table:table-cell>
          <table:table-cell office:value-type="float" office:value="2.20792" calcext:value-type="float">
            <text:p>2.20792</text:p>
          </table:table-cell>
          <table:table-cell office:value-type="float" office:value="2.18929" calcext:value-type="float">
            <text:p>2.18929</text:p>
          </table:table-cell>
          <table:table-cell office:value-type="float" office:value="3.16153" calcext:value-type="float">
            <text:p>3.16153</text:p>
          </table:table-cell>
          <table:table-cell office:value-type="float" office:value="1.81072" calcext:value-type="float">
            <text:p>1.81072</text:p>
          </table:table-cell>
          <table:table-cell office:value-type="float" office:value="1.54612" calcext:value-type="float">
            <text:p>1.54612</text:p>
          </table:table-cell>
          <table:table-cell office:value-type="float" office:value="9999.17231155215" calcext:value-type="float">
            <text:p>9999.1723115522</text:p>
          </table:table-cell>
          <table:table-cell office:value-type="float" office:value="0.197845785187592" calcext:value-type="float">
            <text:p>0.1978457852</text:p>
          </table:table-cell>
          <table:table-cell office:value-type="float" office:value="0.0587935467873106" calcext:value-type="float">
            <text:p>0.0587935468</text:p>
          </table:table-cell>
          <table:table-cell office:value-type="float" office:value="0.140180569519516" calcext:value-type="float">
            <text:p>0.1401805695</text:p>
          </table:table-cell>
          <table:table-cell office:value-type="float" office:value="0.00000797106316690275" calcext:value-type="float">
            <text:p>7.97106316690275E-06</text:p>
          </table:table-cell>
          <table:table-cell office:value-type="float" office:value="0.00050830278408603" calcext:value-type="float">
            <text:p>0.0005083028</text:p>
          </table:table-cell>
          <table:table-cell office:value-type="float" office:value="260.891719745223" calcext:value-type="float">
            <text:p>260.8917197452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0.009999" calcext:value-type="float">
            <text:p>0.00999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9900.99" calcext:value-type="float">
            <text:p>9900.99</text:p>
          </table:table-cell>
          <table:table-cell office:value-type="float" office:value="98.0099999999987" calcext:value-type="float">
            <text:p>98.01</text:p>
          </table:table-cell>
          <table:table-cell office:value-type="float" office:value="98.01" calcext:value-type="float">
            <text:p>98.01</text:p>
          </table:table-cell>
          <table:table-cell office:value-type="float" office:value="0.0316092707389173" calcext:value-type="float">
            <text:p>0.0316092707</text:p>
          </table:table-cell>
          <table:table-cell office:value-type="float" office:value="0.25" calcext:value-type="float">
            <text:p>0.25</text:p>
          </table:table-cell>
          <table:table-cell table:formula="of:=[.AU43]-[.AF43]" office:value-type="float" office:value="0.0521542148124081" calcext:value-type="float">
            <text:p>0.0521542148</text:p>
          </table:table-cell>
          <table:table-cell table:formula="of:=ABS([.AV43])/[.AF43]" office:value-type="float" office:value="0.263610441652608" calcext:value-type="float">
            <text:p>0.2636104417</text:p>
          </table:table-cell>
          <table:table-cell table:number-columns-repeated="975"/>
        </table:table-row>
      </table:table>
      <table:named-expressions/>
      <table:database-ranges>
        <table:database-range table:name="__Anonymous_Sheet_DB__0" table:target-range-address="pstudy_k1.A1:pstudy_k1.AW43">
          <table:sort>
            <table:sort-by table:field-number="2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3:45:56.485062389</dc:date>
    <meta:editing-duration>PT7M</meta:editing-duration>
    <meta:editing-cycles>1</meta:editing-cycles>
    <meta:document-statistic meta:table-count="1" meta:cell-count="2107" meta:object-count="0"/>
    <meta:generator>LibreOffice/5.1.6.2$Linux_X86_64 LibreOffice_project/10m0$Build-2</meta:generator>
  </office:meta>
</office:document-meta>
</file>